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3"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6500000065F1474343E280C453.png" manifest:media-type="image/png"/>
  <manifest:file-entry manifest:full-path="Pictures/100004A900000A7000000A70674E47B6957E48A0.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aleway" svg:font-family="Raleway"/>
    <style:font-face style:name="Segoe UI" svg:font-family="'Segoe UI'" style:font-family-generic="system" style:font-pitch="variable"/>
    <style:font-face style:name="Source Code Pro" svg:font-family="'Source Code Pro', Consolas, 'Bitstream Vera Sans Mono', 'Courier New', Courier, monospace"/>
    <style:font-face style:name="Tahoma" svg:font-family="Tahoma" style:font-family-generic="system" style:font-pitch="variable"/>
    <style:font-face style:name="inherit" svg:font-family="inherit"/>
    <style:font-face style:name="monospace" svg:font-family="monospace, monospace"/>
  </office:font-face-decls>
  <office:automatic-styles>
    <style:style style:name="P1" style:family="paragraph" style:parent-style-name="Heading_20_1">
      <style:paragraph-properties fo:margin-left="0in" fo:margin-right="0in" fo:margin-top="0.6252in" fo:margin-bottom="0.1043in" style:contextual-spacing="false" fo:line-height="100%" fo:text-indent="0in" style:auto-text-indent="false"/>
      <style:text-properties fo:color="#333333" loext:opacity="100%" style:font-name="inherit" fo:font-size="24pt" fo:letter-spacing="-0.0102in" fo:font-weight="normal" style:font-size-asian="24pt" style:font-size-complex="24pt"/>
    </style:style>
    <style:style style:name="P2" style:family="paragraph" style:parent-style-name="Heading_20_2">
      <style:paragraph-properties fo:line-height="110%"/>
    </style:style>
    <style:style style:name="P3" style:family="paragraph" style:parent-style-name="Heading_20_2">
      <style:paragraph-properties fo:margin-top="0.139in" fo:margin-bottom="0.1457in" style:contextual-spacing="false" fo:line-height="133%"/>
    </style:style>
    <style:style style:name="P4" style:family="paragraph" style:parent-style-name="Heading_20_3">
      <style:paragraph-properties fo:line-height="110%"/>
    </style:style>
    <style:style style:name="P5" style:family="paragraph" style:parent-style-name="Preformatted_20_Text">
      <style:paragraph-properties fo:margin-top="0in" fo:margin-bottom="0.1965in" style:contextual-spacing="false" fo:line-height="143%"/>
    </style:style>
    <style:style style:name="P6" style:family="paragraph" style:parent-style-name="Preformatted_20_Text">
      <style:paragraph-properties fo:line-height="143%"/>
    </style:style>
    <style:style style:name="P7" style:family="paragraph" style:parent-style-name="Text_20_body">
      <style:paragraph-properties fo:margin-left="0in" fo:margin-right="0in" fo:margin-top="0in" fo:margin-bottom="0.1043in" style:contextual-spacing="false" fo:text-indent="0in" style:auto-text-indent="false"/>
      <style:text-properties fo:color="#333333" loext:opacity="100%" fo:font-weight="normal"/>
    </style:style>
    <style:style style:name="P8" style:family="paragraph" style:parent-style-name="Text_20_body">
      <style:paragraph-properties fo:margin-left="0in" fo:margin-right="0in" style:line-height-at-least="0.198in" fo:text-indent="0in" style:auto-text-indent="false"/>
    </style:style>
    <style:style style:name="P9" style:family="paragraph" style:parent-style-name="Text_20_body" style:list-style-name="L1">
      <style:paragraph-properties fo:margin-left="0in" fo:margin-right="0in" fo:margin-top="0.4898in" fo:margin-bottom="0.1043in" style:contextual-spacing="false" fo:text-indent="0in" style:auto-text-indent="false" fo:padding="0in" fo:border="none"/>
    </style:style>
    <style:style style:name="P10" style:family="paragraph" style:parent-style-name="Text_20_body" style:list-style-name="L2">
      <style:paragraph-properties fo:margin-left="0in" fo:margin-right="0.0417in" fo:margin-top="0in" fo:margin-bottom="0.1043in" style:contextual-spacing="false" fo:text-indent="0in" style:auto-text-indent="false" fo:padding="0in" fo:border="none"/>
    </style:style>
    <style:style style:name="P11" style:family="paragraph" style:parent-style-name="Text_20_body" style:list-style-name="L2">
      <style:paragraph-properties fo:margin-top="0in" fo:margin-bottom="0.1043in" style:contextual-spacing="false" fo:padding="0in" fo:border="none"/>
    </style:style>
    <style:style style:name="P12" style:family="paragraph" style:parent-style-name="Text_20_body">
      <style:paragraph-properties fo:margin-left="0in" fo:margin-right="0in" fo:margin-top="0in" fo:margin-bottom="0.1043in" style:contextual-spacing="false" fo:line-height="133%" fo:text-indent="0in" style:auto-text-indent="false"/>
      <style:text-properties fo:color="#000000" loext:opacity="100%"/>
    </style:style>
    <style:style style:name="P13" style:family="paragraph" style:parent-style-name="Text_20_body">
      <style:paragraph-properties fo:margin-left="0in" fo:margin-right="0in" fo:margin-top="0in" fo:margin-bottom="0.1043in" style:contextual-spacing="false" fo:line-height="133%" fo:text-indent="0in" style:auto-text-indent="false"/>
    </style:style>
    <style:style style:name="P14" style:family="paragraph" style:parent-style-name="Text_20_body">
      <style:paragraph-properties fo:margin-top="0in" fo:margin-bottom="0.1457in" style:contextual-spacing="false" fo:line-height="133%"/>
    </style:style>
    <style:style style:name="P15" style:family="paragraph" style:parent-style-name="Text_20_body">
      <style:paragraph-properties fo:margin-top="0in" fo:margin-bottom="0.1457in" style:contextual-spacing="false" fo:line-height="133%"/>
      <style:text-properties fo:color="#7386a6" loext:opacity="100%" fo:font-size="12pt"/>
    </style:style>
    <style:style style:name="P16" style:family="paragraph" style:parent-style-name="Text_20_body">
      <style:paragraph-properties fo:margin-top="0in" fo:margin-bottom="0.1457in" style:contextual-spacing="false" fo:line-height="133%"/>
      <style:text-properties fo:color="#7386a6" loext:opacity="100%" fo:font-size="12pt" loext:padding="0in" loext:border="none"/>
    </style:style>
    <style:style style:name="P17" style:family="paragraph" style:parent-style-name="Text_20_body">
      <style:paragraph-properties fo:text-align="center" style:justify-single-word="false"/>
    </style:style>
    <style:style style:name="P18" style:family="paragraph" style:parent-style-name="Text_20_body">
      <style:paragraph-properties fo:margin-top="0in" fo:margin-bottom="0in" style:contextual-spacing="false" fo:text-align="center" style:justify-single-word="false"/>
    </style:style>
    <style:style style:name="P19" style:family="paragraph" style:parent-style-name="Text_20_body">
      <style:paragraph-properties fo:margin-top="0in" fo:margin-bottom="0in" style:contextual-spacing="false" fo:text-align="center" style:justify-single-word="false"/>
      <style:text-properties loext:padding="0in" loext:border="none"/>
    </style:style>
    <style:style style:name="T1" style:family="text">
      <style:text-properties fo:color="#333333" loext:opacity="100%" fo:font-size="13.5pt" fo:font-weight="normal" loext:padding="0in" loext:border="none"/>
    </style:style>
    <style:style style:name="T2" style:family="text">
      <style:text-properties fo:color="#267438" loext:opacity="100%" style:text-line-through-style="none" style:text-line-through-type="none" style:text-underline-style="none" style:text-blinking="false" fo:background-color="transparent" loext:char-shading-value="0"/>
    </style:style>
    <style:style style:name="T3" style:family="text">
      <style:text-properties fo:color="#267438" loext:opacity="100%" style:text-line-through-style="none" style:text-line-through-type="none" fo:font-size="13.5pt" style:text-underline-style="none" fo:font-weight="normal" style:text-blinking="false" fo:background-color="transparent" loext:char-shading-value="0" loext:padding="0in" loext:border="none"/>
    </style:style>
    <style:style style:name="T4" style:family="text">
      <style:text-properties fo:color="#267438" loext:opacity="100%" style:font-name="Source Code Pro" fo:font-size="10.5pt" fo:font-weight="bold" fo:background-color="#fafafa" loext:char-shading-value="0" loext:padding-left="0.1457in" loext:padding-right="0in" loext:padding-top="0in" loext:padding-bottom="0in" loext:border-left="2.24pt solid #267438" loext:border-right="none" loext:border-top="none" loext:border-bottom="none"/>
    </style:style>
    <style:style style:name="T5" style:family="text">
      <style:text-properties fo:color="#ffffff" loext:opacity="100%" style:text-line-through-style="none" style:text-line-through-type="none" fo:font-size="13.5pt" style:text-underline-style="none" fo:font-weight="bold" style:text-blinking="false" fo:background-color="#63b175" loext:char-shading-value="0" loext:padding="0in" loext:border="none"/>
    </style:style>
    <style:style style:name="T6" style:family="text">
      <style:text-properties fo:color="#ffffff" loext:opacity="100%" style:text-line-through-style="none" style:text-line-through-type="none" fo:font-size="12pt" style:text-underline-style="none" fo:font-weight="bold" style:text-blinking="false" fo:background-color="#333333" loext:char-shading-value="0" loext:padding-left="0in" loext:padding-right="0in" loext:padding-top="0in" loext:padding-bottom="0.0311in" loext:border-left="none" loext:border-right="none" loext:border-top="none" loext:border-bottom="3pt solid #63b175"/>
    </style:style>
    <style:style style:name="T7" style:family="text">
      <style:text-properties fo:color="#ffffff" loext:opacity="100%" fo:font-size="13.5pt" fo:font-weight="bold" fo:background-color="#323232" loext:char-shading-value="0" loext:padding="0in" loext:border="none"/>
    </style:style>
    <style:style style:name="T8" style:family="text">
      <style:text-properties style:font-name="inherit" fo:font-size="18pt" fo:font-weight="bold"/>
    </style:style>
    <style:style style:name="T9" style:family="text">
      <style:text-properties style:font-name="inherit" fo:font-size="21.75pt" fo:font-weight="bold"/>
    </style:style>
    <style:style style:name="T10" style:family="text">
      <style:text-properties fo:color="#000000" loext:opacity="100%"/>
    </style:style>
    <style:style style:name="T11" style:family="text">
      <style:text-properties fo:color="#000000" loext:opacity="100%" fo:font-weight="bold"/>
    </style:style>
    <style:style style:name="T12" style:family="text">
      <style:text-properties fo:color="#000000"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T13" style:family="text">
      <style:text-properties fo:color="#000000" loext:opacity="100%" fo:background-color="#fafafa" loext:char-shading-value="0" loext:padding-left="0.1457in" loext:padding-right="0in" loext:padding-top="0in" loext:padding-bottom="0in" loext:border-left="2.24pt solid #267438" loext:border-right="none" loext:border-top="none" loext:border-bottom="none"/>
    </style:style>
    <style:style style:name="T14" style:family="text">
      <style:text-properties fo:color="#000000" loext:opacity="100%" fo:font-style="italic"/>
    </style:style>
    <style:style style:name="T15" style:family="text">
      <style:text-properties fo:color="#000000" loext:opacity="100%" fo:font-style="italic" fo:font-weight="bold"/>
    </style:style>
    <style:style style:name="T16" style:family="text">
      <style:text-properties fo:font-variant="normal" fo:text-transform="none" fo:color="#000000" loext:opacity="100%" style:font-name="inherit" fo:font-size="18.75pt" fo:letter-spacing="-0.0102in" fo:font-style="normal" fo:font-weight="normal" loext:padding-left="0in" loext:padding-right="0in" loext:padding-top="0.2602in" loext:padding-bottom="0.2602in" loext:border-left="none" loext:border-right="none" loext:border-top="0.06pt solid #efefef" loext:border-bottom="0.06pt solid #efefef"/>
    </style:style>
    <style:style style:name="T17"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bold" style:text-blinking="false" fo:background-color="transparent" loext:char-shading-value="0" loext:padding-left="0in" loext:padding-right="0in" loext:padding-top="0.2602in" loext:padding-bottom="0.2602in" loext:border-left="none" loext:border-right="none" loext:border-top="0.06pt solid #efefef" loext:border-bottom="0.06pt solid #efefef"/>
    </style:style>
    <style:style style:name="T18" style:family="text">
      <style:text-properties fo:color="#7386a6" loext:opacity="100%" style:text-line-through-style="none" style:text-line-through-type="none" style:font-name="inherit" fo:font-size="16.5pt" style:text-underline-style="none" fo:font-weight="bold" style:text-blinking="false" fo:background-color="transparent" loext:char-shading-value="0"/>
    </style:style>
    <style:style style:name="T19" style:family="text">
      <style:text-properties fo:color="#7386a6" loext:opacity="100%" style:text-line-through-style="none" style:text-line-through-type="none" style:font-name="inherit" fo:font-size="16.5pt" style:text-underline-style="none" fo:font-weight="bold" style:text-blinking="false" fo:background-color="transparent" loext:char-shading-value="0" loext:padding="0in" loext:border="none"/>
    </style:style>
    <style:style style:name="T20" style:family="text">
      <style:text-properties fo:color="#7386a6" loext:opacity="100%" style:text-line-through-style="none" style:text-line-through-type="none" fo:font-size="12pt" style:text-underline-style="none" fo:font-weight="bold" style:text-blinking="false" fo:background-color="transparent" loext:char-shading-value="0"/>
    </style:style>
    <style:style style:name="T21" style:family="text">
      <style:text-properties fo:color="#7386a6" loext:opacity="100%" style:text-line-through-style="none" style:text-line-through-type="none" fo:font-size="12pt" style:text-underline-style="none" fo:font-weight="bold" style:text-blinking="false" fo:background-color="transparent" loext:char-shading-value="0" loext:padding="0in" loext:border="none"/>
    </style:style>
    <style:style style:name="T22" style:family="text">
      <style:text-properties fo:color="#7386a6" loext:opacity="100%" fo:font-size="12pt"/>
    </style:style>
    <style:style style:name="T23" style:family="text">
      <style:text-properties fo:color="#7386a6" loext:opacity="100%" fo:font-size="12pt" loext:padding="0in" loext:border="none"/>
    </style:style>
    <style:style style:name="T24" style:family="text">
      <style:text-properties fo:color="#63b175" loext:opacity="100%" style:font-name="Source Code Pro" fo:font-size="10.5pt" fo:font-weight="bold" fo:background-color="#fafafa" loext:char-shading-value="0" loext:padding-left="0.1457in" loext:padding-right="0in" loext:padding-top="0in" loext:padding-bottom="0in" loext:border-left="2.24pt solid #267438" loext:border-right="none" loext:border-top="none" loext:border-bottom="none"/>
    </style:style>
    <style:style style:name="T25" style:family="text">
      <style:text-properties fo:color="#4e9359"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frame-display-scrollbar="false" draw:frame-display-border="false" draw:frame-margin-horizontal="0px" draw:frame-margin-vertical="0px"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Java 8 Stream API Tutorial</text:h>
      <text:p text:style-name="P7">Last modified: May 14, 2021</text:p>
      <text:p text:style-name="P8"><text:span text:style-name="T1">by </text:span><text:a xlink:type="simple" xlink:href="https://www.baeldung.com/author/baeldung/" text:style-name="Internet_20_link" text:visited-style-name="Visited_20_Internet_20_Link"><text:span text:style-name="T3">baeldung</text:span></text:a></text:p>
      <text:list xml:id="list3754915609" text:style-name="L1">
        <text:list-item>
          <text:p text:style-name="P9"><text:a xlink:type="simple" xlink:href="https://www.baeldung.com/category/java/" text:style-name="Internet_20_link" text:visited-style-name="Visited_20_Internet_20_Link"><text:span text:style-name="T5">Java</text:span></text:a><text:bookmark text:name="java-popup-trigger"/><text:span text:style-name="T7">+</text:span></text:p>
        </text:list-item>
      </text:list>
      <text:list xml:id="list3058911580" text:style-name="L2">
        <text:list-item>
          <text:p text:style-name="P10"><text:a xlink:type="simple" xlink:href="https://www.baeldung.com/tag/java-8/" text:style-name="Internet_20_link" text:visited-style-name="Visited_20_Internet_20_Link"><text:span text:style-name="T6">Java 8</text:span></text:a></text:p>
        </text:list-item>
        <text:list-item>
          <text:p text:style-name="P11"><text:a xlink:type="simple" xlink:href="https://www.baeldung.com/tag/java-streams/" text:style-name="Internet_20_link" text:visited-style-name="Visited_20_Internet_20_Link"><text:span text:style-name="T6">Java Streams</text:span></text:a></text:p>
        </text:list-item>
      </text:list>
      <text:h text:style-name="P2" text:outline-level="2"><text:span text:style-name="Strong_20_Emphasis"><text:span text:style-name="T9">1. Overview</text:span></text:span></text:h>
      <text:section text:style-name="Sect1" text:name="overview">
        <text:p text:style-name="Text_20_body"/>
      </text:section>
      <text:p text:style-name="P12">In this comprehensive tutorial, we'll go through the practical uses of Java 8 Streams from creation to parallel execution.</text:p>
      <text:p text:style-name="P13"><text:span text:style-name="T10">To understand this material, readers need to have a basic knowledge of Java 8 (lambda expressions, </text:span><text:span text:style-name="Emphasis"><text:span text:style-name="T10">Optional, </text:span></text:span><text:span text:style-name="T10">method references) and of the Stream API. In order to be more familiar with these topics, please take a look at our previous articles: </text:span><text:a xlink:type="simple" xlink:href="https://www.baeldung.com/java-8-new-features" text:style-name="Internet_20_link" text:visited-style-name="Visited_20_Internet_20_Link"><text:span text:style-name="T2">New Features in Java 8</text:span></text:a><text:span text:style-name="T10"> and </text:span><text:a xlink:type="simple" xlink:href="https://www.baeldung.com/java-8-streams-introduction" text:style-name="Internet_20_link" text:visited-style-name="Visited_20_Internet_20_Link"><text:span text:style-name="T2">Introduction to Java 8 Streams</text:span></text:a><text:span text:style-name="T10">.</text:span></text:p>
      <text:h text:style-name="P2" text:outline-level="2"><text:span text:style-name="Strong_20_Emphasis"><text:span text:style-name="T9">2. Stream Creation</text:span></text:span></text:h>
      <text:section text:style-name="Sect1" text:name="stream">
        <text:p text:style-name="Text_20_body"/>
      </text:section>
      <text:p text:style-name="P13"><text:span text:style-name="T10">There are many ways to create a stream instance of different sources. Once created, the instance </text:span><text:span text:style-name="Strong_20_Emphasis"><text:span text:style-name="T11">will not modify its source, </text:span></text:span><text:span text:style-name="T10">therefore allowing the creation of multiple instances from a single source.</text:span></text:p>
      <text:h text:style-name="P4" text:outline-level="3"><text:span text:style-name="Strong_20_Emphasis"><text:span text:style-name="T8">2.1. Empty Stream</text:span></text:span></text:h>
      <text:section text:style-name="Sect1" text:name="1-empty-stream">
        <text:p text:style-name="Text_20_body"/>
      </text:section>
      <text:p text:style-name="P13"><text:span text:style-name="T10">We should use the </text:span><text:span text:style-name="Strong_20_Emphasis"><text:span text:style-name="Emphasis"><text:span text:style-name="T11">empty()</text:span></text:span></text:span><text:span text:style-name="T10"> method in case of the creation of an empty stream:</text:span></text:p>
      <text:p text:style-name="P5"><text:soft-page-break/><text:span text:style-name="Source_20_Text"><text:span text:style-name="T12">Stream&lt;String&gt; streamEmpty = Stream.empty();</text:span></text:span></text:p>
      <text:p text:style-name="P13"><text:span text:style-name="T10">We often use the </text:span><text:span text:style-name="Emphasis"><text:span text:style-name="T10">empty() </text:span></text:span><text:span text:style-name="T10">method upon creation to avoid returning </text:span><text:span text:style-name="Emphasis"><text:span text:style-name="T10">null</text:span></text:span><text:span text:style-name="T10"> for streams with no element:</text:span></text:p>
      <text:section text:style-name="Sect1" text:name="baeldung_leaderboard_mid_1">
        <text:p text:style-name="P17"/>
        <text:section text:style-name="Sect1" text:name="google_ads_iframe_/15184186,7114245/baeldung_leaderboard_mid_1_0__container__">
          <text:p text:style-name="P17"/>
        </text:section>
      </text:section>
      <text:p text:style-name="P6"><text:span text:style-name="Source_20_Text"><text:span text:style-name="T24">public</text:span></text:span><text:span text:style-name="Source_20_Text"><text:span text:style-name="T12"> Stream&lt;String&gt; </text:span></text:span><text:span text:style-name="Source_20_Text"><text:span text:style-name="T4">streamOf</text:span></text:span><text:span text:style-name="Source_20_Text"><text:span text:style-name="T12">(List&lt;String&gt; list) {</text:span></text:span></text:p>
      <text:p text:style-name="P6"><text:span text:style-name="Source_20_Text"><text:span text:style-name="T13"><text:s text:c="4"/></text:span></text:span><text:span text:style-name="Source_20_Text"><text:span text:style-name="T24">return</text:span></text:span><text:span text:style-name="Source_20_Text"><text:span text:style-name="T12"> list == </text:span></text:span><text:span text:style-name="Source_20_Text"><text:span text:style-name="T24">null</text:span></text:span><text:span text:style-name="Source_20_Text"><text:span text:style-name="T12"> || list.isEmpty() ? Stream.empty() : list.stream();</text:span></text:span></text:p>
      <text:p text:style-name="P5"><text:span text:style-name="Source_20_Text"><text:span text:style-name="T12">}</text:span></text:span></text:p>
      <text:h text:style-name="P4" text:outline-level="3"><text:span text:style-name="Strong_20_Emphasis"><text:span text:style-name="T8">2.2. Stream of </text:span></text:span><text:span text:style-name="Strong_20_Emphasis"><text:span text:style-name="Emphasis"><text:span text:style-name="T8">Collection</text:span></text:span></text:span></text:h>
      <text:section text:style-name="Sect1" text:name="2-stream-of-collection">
        <text:p text:style-name="Text_20_body"/>
      </text:section>
      <text:p text:style-name="P13"><text:span text:style-name="T10">We can also create a stream of any type of </text:span><text:span text:style-name="Emphasis"><text:span text:style-name="T10">Collection </text:span></text:span><text:span text:style-name="T10">(</text:span><text:span text:style-name="Emphasis"><text:span text:style-name="T10">Collection, List, Set</text:span></text:span><text:span text:style-name="T10">):</text:span></text:p>
      <text:p text:style-name="P6"><text:span text:style-name="Source_20_Text"><text:span text:style-name="T12">Collection&lt;String&gt; collection = Arrays.asList(</text:span></text:span><text:span text:style-name="Source_20_Text"><text:span text:style-name="T25">"a"</text:span></text:span><text:span text:style-name="Source_20_Text"><text:span text:style-name="T12">, </text:span></text:span><text:span text:style-name="Source_20_Text"><text:span text:style-name="T25">"b"</text:span></text:span><text:span text:style-name="Source_20_Text"><text:span text:style-name="T12">, </text:span></text:span><text:span text:style-name="Source_20_Text"><text:span text:style-name="T25">"c"</text:span></text:span><text:span text:style-name="Source_20_Text"><text:span text:style-name="T12">);</text:span></text:span></text:p>
      <text:p text:style-name="P5"><text:span text:style-name="Source_20_Text"><text:span text:style-name="T12">Stream&lt;String&gt; streamOfCollection = collection.stream();</text:span></text:span></text:p>
      <text:h text:style-name="P4" text:outline-level="3"><text:span text:style-name="Strong_20_Emphasis"><text:span text:style-name="T8">2.3. Stream of Array</text:span></text:span></text:h>
      <text:section text:style-name="Sect1" text:name="3-stream-of-array">
        <text:p text:style-name="Text_20_body"/>
      </text:section>
      <text:p text:style-name="P12">An array can also be the source of a stream:</text:p>
      <text:p text:style-name="P5"><text:span text:style-name="Source_20_Text"><text:span text:style-name="T12">Stream&lt;String&gt; streamOfArray = Stream.of(</text:span></text:span><text:span text:style-name="Source_20_Text"><text:span text:style-name="T25">"a"</text:span></text:span><text:span text:style-name="Source_20_Text"><text:span text:style-name="T12">, </text:span></text:span><text:span text:style-name="Source_20_Text"><text:span text:style-name="T25">"b"</text:span></text:span><text:span text:style-name="Source_20_Text"><text:span text:style-name="T12">, </text:span></text:span><text:span text:style-name="Source_20_Text"><text:span text:style-name="T25">"c"</text:span></text:span><text:span text:style-name="Source_20_Text"><text:span text:style-name="T12">);</text:span></text:span></text:p>
      <text:p text:style-name="P12">We can also create a stream out of an existing array or of part of an array:</text:p>
      <text:p text:style-name="P6"><text:span text:style-name="Source_20_Text"><text:span text:style-name="T12">String[] arr = </text:span></text:span><text:span text:style-name="Source_20_Text"><text:span text:style-name="T24">new</text:span></text:span><text:span text:style-name="Source_20_Text"><text:span text:style-name="T12"> String[]{</text:span></text:span><text:span text:style-name="Source_20_Text"><text:span text:style-name="T25">"a"</text:span></text:span><text:span text:style-name="Source_20_Text"><text:span text:style-name="T12">, </text:span></text:span><text:span text:style-name="Source_20_Text"><text:span text:style-name="T25">"b"</text:span></text:span><text:span text:style-name="Source_20_Text"><text:span text:style-name="T12">, </text:span></text:span><text:span text:style-name="Source_20_Text"><text:span text:style-name="T25">"c"</text:span></text:span><text:span text:style-name="Source_20_Text"><text:span text:style-name="T12">};</text:span></text:span></text:p>
      <text:p text:style-name="P6"><text:span text:style-name="Source_20_Text"><text:span text:style-name="T12">Stream&lt;String&gt; streamOfArrayFull = Arrays.stream(arr);</text:span></text:span></text:p>
      <text:p text:style-name="P5"><text:span text:style-name="Source_20_Text"><text:span text:style-name="T12">Stream&lt;String&gt; streamOfArrayPart = Arrays.stream(arr, </text:span></text:span><text:span text:style-name="Source_20_Text"><text:span text:style-name="T25">1</text:span></text:span><text:span text:style-name="Source_20_Text"><text:span text:style-name="T12">, </text:span></text:span><text:span text:style-name="Source_20_Text"><text:span text:style-name="T25">3</text:span></text:span><text:span text:style-name="Source_20_Text"><text:span text:style-name="T12">);</text:span></text:span></text:p>
      <text:h text:style-name="P4" text:outline-level="3"><text:span text:style-name="Strong_20_Emphasis"><text:span text:style-name="T8">2.4.</text:span></text:span><text:span text:style-name="Strong_20_Emphasis"><text:span text:style-name="Emphasis"><text:span text:style-name="T8"> Stream.builder()</text:span></text:span></text:span></text:h>
      <text:section text:style-name="Sect1" text:name="4-streambuilder">
        <text:p text:style-name="Text_20_body"/>
      </text:section>
      <text:p text:style-name="P13"><text:span text:style-name="Strong_20_Emphasis"><text:span text:style-name="T11">When builder is used, the desired type should be additionally specified in the right part of the statement,</text:span></text:span><text:span text:style-name="T10"> otherwise the </text:span><text:span text:style-name="Emphasis"><text:span text:style-name="T10">build()</text:span></text:span><text:span text:style-name="T10"> method will create an instance of the </text:span><text:span text:style-name="Emphasis"><text:span text:style-name="T10">Stream&lt;Object&gt;:</text:span></text:span></text:p>
      <text:p text:style-name="P6"><text:soft-page-break/><text:span text:style-name="Source_20_Text"><text:span text:style-name="T12">Stream&lt;String&gt; streamBuilder =</text:span></text:span></text:p>
      <text:p text:style-name="P5"><text:span text:style-name="Source_20_Text"><text:span text:style-name="T13"><text:s text:c="2"/></text:span></text:span><text:span text:style-name="Source_20_Text"><text:span text:style-name="T12">Stream.&lt;String&gt;builder().add(</text:span></text:span><text:span text:style-name="Source_20_Text"><text:span text:style-name="T25">"a"</text:span></text:span><text:span text:style-name="Source_20_Text"><text:span text:style-name="T12">).add(</text:span></text:span><text:span text:style-name="Source_20_Text"><text:span text:style-name="T25">"b"</text:span></text:span><text:span text:style-name="Source_20_Text"><text:span text:style-name="T12">).add(</text:span></text:span><text:span text:style-name="Source_20_Text"><text:span text:style-name="T25">"c"</text:span></text:span><text:span text:style-name="Source_20_Text"><text:span text:style-name="T12">).build();</text:span></text:span></text:p>
      <text:h text:style-name="P4" text:outline-level="3"><text:span text:style-name="Strong_20_Emphasis"><text:span text:style-name="T8">2.5.</text:span></text:span><text:span text:style-name="Strong_20_Emphasis"><text:span text:style-name="Emphasis"><text:span text:style-name="T8"> Stream.generate()</text:span></text:span></text:span></text:h>
      <text:section text:style-name="Sect1" text:name="5-streamgenerate">
        <text:p text:style-name="Text_20_body"/>
      </text:section>
      <text:p text:style-name="P13"><text:span text:style-name="T10">The </text:span><text:span text:style-name="Strong_20_Emphasis"><text:span text:style-name="Emphasis"><text:span text:style-name="T11">generate()</text:span></text:span></text:span><text:span text:style-name="T10"> method accepts a </text:span><text:span text:style-name="Emphasis"><text:span text:style-name="T10">Supplier&lt;T&gt; </text:span></text:span><text:span text:style-name="T10">for element generation. As the resulting stream is infinite, the developer should specify the desired size, or the </text:span><text:span text:style-name="Emphasis"><text:span text:style-name="T10">generate()</text:span></text:span><text:span text:style-name="T10"> method will work until it reaches the memory limit:</text:span></text:p>
      <text:section text:style-name="Sect1" text:name="baeldung_leaderboard_mid_2">
        <text:p text:style-name="P17"/>
        <text:section text:style-name="Sect1" text:name="google_ads_iframe_/15184186,7114245/baeldung_leaderboard_mid_2_0__container__">
          <text:p text:style-name="P19"><draw:frame draw:style-name="fr2" draw:name="Object1" text:anchor-type="as-char" svg:width="3.1252in" svg:height="2.6043in" draw:z-index="0"><draw:floating-frame xlink:href="https://a55c15fedf14128325fd43aa52a6ccd6.safeframe.googlesyndication.com/safeframe/1-0-38/html/container.html" xlink:type="simple" xlink:show="embed" xlink:actuate="onLoad"/></draw:frame></text:p>
          <text:p text:style-name="P18"><draw:a xlink:type="simple" xlink:href="https://freestar.com/?utm_campaign=branding&amp;utm_medium=&amp;utm_source=baeldung.com&amp;utm_content=baeldung_leaderboard_mid_2" office:target-frame-name="_blank" xlink:show="new"><draw:frame draw:style-name="fr1" draw:name="Image1" text:anchor-type="paragraph" svg:width="0.1665in" svg:height="0.1665in" draw:z-index="1"><draw:image xlink:href="Pictures/100004A900000A7000000A70674E47B6957E48A0.svg" xlink:type="simple" xlink:show="embed" xlink:actuate="onLoad" draw:mime-type="image/svg+xml"/><draw:image xlink:href="Pictures/100000010000006500000065F1474343E280C453.png" xlink:type="simple" xlink:show="embed" xlink:actuate="onLoad" draw:mime-type="image/png"/><svg:title>freestar</svg:title></draw:frame></draw:a></text:p>
        </text:section>
      </text:section>
      <text:p text:style-name="P6"><text:span text:style-name="Source_20_Text"><text:span text:style-name="T12">Stream&lt;String&gt; streamGenerated =</text:span></text:span></text:p>
      <text:p text:style-name="P5"><text:span text:style-name="Source_20_Text"><text:span text:style-name="T13"><text:s text:c="2"/></text:span></text:span><text:span text:style-name="Source_20_Text"><text:span text:style-name="T12">Stream.generate(() -&gt; </text:span></text:span><text:span text:style-name="Source_20_Text"><text:span text:style-name="T25">"element"</text:span></text:span><text:span text:style-name="Source_20_Text"><text:span text:style-name="T12">).limit(</text:span></text:span><text:span text:style-name="Source_20_Text"><text:span text:style-name="T25">10</text:span></text:span><text:span text:style-name="Source_20_Text"><text:span text:style-name="T12">);</text:span></text:span></text:p>
      <text:p text:style-name="P13"><text:span text:style-name="T10">The code above creates a sequence of ten strings with the value </text:span><text:span text:style-name="Emphasis"><text:span text:style-name="T10">“element.”</text:span></text:span></text:p>
      <text:h text:style-name="P4" text:outline-level="3"><text:span text:style-name="Strong_20_Emphasis"><text:span text:style-name="T8">2.6.</text:span></text:span><text:span text:style-name="Strong_20_Emphasis"><text:span text:style-name="Emphasis"><text:span text:style-name="T8"> Stream.iterate()</text:span></text:span></text:span></text:h>
      <text:section text:style-name="Sect1" text:name="6-streamiterate">
        <text:p text:style-name="Text_20_body"/>
      </text:section>
      <text:p text:style-name="P13"><text:span text:style-name="T10">Another way of creating an infinite stream is by using the </text:span><text:span text:style-name="Strong_20_Emphasis"><text:span text:style-name="Emphasis"><text:span text:style-name="T11">iterate()</text:span></text:span></text:span><text:span text:style-name="T10"> method:</text:span></text:p>
      <text:p text:style-name="P5"><text:span text:style-name="Source_20_Text"><text:span text:style-name="T12">Stream&lt;Integer&gt; streamIterated = Stream.iterate(</text:span></text:span><text:span text:style-name="Source_20_Text"><text:span text:style-name="T25">40</text:span></text:span><text:span text:style-name="Source_20_Text"><text:span text:style-name="T12">, n -&gt; n + </text:span></text:span><text:span text:style-name="Source_20_Text"><text:span text:style-name="T25">2</text:span></text:span><text:span text:style-name="Source_20_Text"><text:span text:style-name="T12">).limit(</text:span></text:span><text:span text:style-name="Source_20_Text"><text:span text:style-name="T25">20</text:span></text:span><text:span text:style-name="Source_20_Text"><text:span text:style-name="T12">);</text:span></text:span></text:p>
      <text:p text:style-name="P13"><text:span text:style-name="T10">The first element of the resulting stream is the first parameter of the </text:span><text:span text:style-name="Emphasis"><text:span text:style-name="T10">iterate()</text:span></text:span><text:span text:style-name="T10"> method. When creating every following element, the specified function is applied to the previous element. In the example </text:span><text:soft-page-break/><text:span text:style-name="T10">above the second element will be 42.</text:span></text:p>
      <text:h text:style-name="P4" text:outline-level="3"><text:span text:style-name="Strong_20_Emphasis"><text:span text:style-name="T8">2.7. Stream of Primitives</text:span></text:span></text:h>
      <text:section text:style-name="Sect1" text:name="7-stream-of-primitives">
        <text:p text:style-name="Text_20_body"/>
      </text:section>
      <text:p text:style-name="P13"><text:span text:style-name="T10">Java 8 offers the possibility to create streams out of three primitive types: </text:span><text:span text:style-name="Emphasis"><text:span text:style-name="T10">int, long</text:span></text:span><text:span text:style-name="T10"> and </text:span><text:span text:style-name="Emphasis"><text:span text:style-name="T10">double.</text:span></text:span><text:span text:style-name="T10"> As </text:span><text:span text:style-name="Emphasis"><text:span text:style-name="T10">Stream&lt;T&gt;</text:span></text:span><text:span text:style-name="T10"> is a generic interface, and there is no way to use primitives as a type parameter with generics, three new special interfaces were created: </text:span><text:span text:style-name="Strong_20_Emphasis"><text:span text:style-name="Emphasis"><text:span text:style-name="T11">IntStream, LongStream, DoubleStream.</text:span></text:span></text:span></text:p>
      <text:p text:style-name="P12">Using the new interfaces alleviates unnecessary auto-boxing, which allows for increased productivity:</text:p>
      <text:section text:style-name="Sect1" text:name="baeldung_leaderboard_mid_3">
        <text:p text:style-name="P17"/>
        <text:section text:style-name="Sect1" text:name="google_ads_iframe_/15184186,7114245/baeldung_leaderboard_mid_3_0__container__">
          <text:p text:style-name="P17"/>
        </text:section>
      </text:section>
      <text:p text:style-name="P6"><text:span text:style-name="Source_20_Text"><text:span text:style-name="T12">IntStream intStream = IntStream.range(</text:span></text:span><text:span text:style-name="Source_20_Text"><text:span text:style-name="T25">1</text:span></text:span><text:span text:style-name="Source_20_Text"><text:span text:style-name="T12">, </text:span></text:span><text:span text:style-name="Source_20_Text"><text:span text:style-name="T25">3</text:span></text:span><text:span text:style-name="Source_20_Text"><text:span text:style-name="T12">);</text:span></text:span></text:p>
      <text:p text:style-name="P5"><text:span text:style-name="Source_20_Text"><text:span text:style-name="T12">LongStream longStream = LongStream.rangeClosed(</text:span></text:span><text:span text:style-name="Source_20_Text"><text:span text:style-name="T25">1</text:span></text:span><text:span text:style-name="Source_20_Text"><text:span text:style-name="T12">, </text:span></text:span><text:span text:style-name="Source_20_Text"><text:span text:style-name="T25">3</text:span></text:span><text:span text:style-name="Source_20_Text"><text:span text:style-name="T12">);</text:span></text:span></text:p>
      <text:p text:style-name="P13"><text:span text:style-name="T10">The </text:span><text:span text:style-name="Strong_20_Emphasis"><text:span text:style-name="Emphasis"><text:span text:style-name="T11">range(int startInclusive, int endExclusive)</text:span></text:span></text:span><text:span text:style-name="T10"> method creates an ordered stream from the first parameter to the second parameter. It increments the value of subsequent elements with the step equal to 1. The result doesn't include the last parameter, it is just an upper bound of the sequence.</text:span></text:p>
      <text:p text:style-name="P13"><text:span text:style-name="T10">The </text:span><text:span text:style-name="Emphasis"><text:span text:style-name="Strong_20_Emphasis"><text:span text:style-name="T10">rangeClosed(int startInclusive, int endInclusive)</text:span></text:span></text:span><text:span text:style-name="Emphasis"><text:span text:style-name="T10"> </text:span></text:span><text:span text:style-name="T10">method does the same thing with only one difference, the second element is included. We can use these two methods to generate any of the three types of streams of primitives.</text:span></text:p>
      <text:p text:style-name="P13"><text:span text:style-name="T10">Since Java 8, the </text:span><text:a xlink:type="simple" xlink:href="https://docs.oracle.com/en/java/javase/11/docs/api/java.base/java/util/Random.html" text:style-name="Internet_20_link" text:visited-style-name="Visited_20_Internet_20_Link"><text:span text:style-name="Emphasis"><text:span text:style-name="T2">Random</text:span></text:span></text:a><text:span text:style-name="T10"> class provides a wide range of methods for generating streams of primitives. For example, the following code creates a </text:span><text:span text:style-name="Emphasis"><text:span text:style-name="T10">DoubleStream, </text:span></text:span><text:span text:style-name="T10">which has three elements:</text:span></text:p>
      <text:p text:style-name="P6"><text:span text:style-name="Source_20_Text"><text:span text:style-name="T12">Random random = </text:span></text:span><text:span text:style-name="Source_20_Text"><text:span text:style-name="T24">new</text:span></text:span><text:span text:style-name="Source_20_Text"><text:span text:style-name="T12"> Random();</text:span></text:span></text:p>
      <text:p text:style-name="P5"><text:span text:style-name="Source_20_Text"><text:span text:style-name="T12">DoubleStream doubleStream = random.doubles(</text:span></text:span><text:span text:style-name="Source_20_Text"><text:span text:style-name="T25">3</text:span></text:span><text:span text:style-name="Source_20_Text"><text:span text:style-name="T12">);</text:span></text:span></text:p>
      <text:h text:style-name="P4" text:outline-level="3"><text:span text:style-name="Strong_20_Emphasis"><text:span text:style-name="T8">2.8. Stream of </text:span></text:span><text:span text:style-name="Strong_20_Emphasis"><text:span text:style-name="Emphasis"><text:span text:style-name="T8">String</text:span></text:span></text:span></text:h>
      <text:section text:style-name="Sect1" text:name="8-stream-of-string">
        <text:p text:style-name="Text_20_body"/>
      </text:section>
      <text:p text:style-name="P13"><text:span text:style-name="T10">We can also use</text:span><text:span text:style-name="Emphasis"><text:span text:style-name="T10"> String</text:span></text:span><text:span text:style-name="T10"> as a source for creating a stream with the help of the </text:span><text:span text:style-name="Emphasis"><text:span text:style-name="T10">chars()</text:span></text:span><text:span text:style-name="T10"> method of the </text:span><text:span text:style-name="Emphasis"><text:span text:style-name="T10">String</text:span></text:span><text:span text:style-name="T10"> class. Since there is no interface for </text:span><text:span text:style-name="Emphasis"><text:span text:style-name="T10">CharStream </text:span></text:span><text:span text:style-name="T10">in JDK, we use the </text:span><text:span text:style-name="Emphasis"><text:span text:style-name="T10">IntStream</text:span></text:span><text:span text:style-name="T10"> to represent a stream of chars instead.</text:span></text:p>
      <text:p text:style-name="P5"><text:soft-page-break/><text:span text:style-name="Source_20_Text"><text:span text:style-name="T12">IntStream streamOfChars = </text:span></text:span><text:span text:style-name="Source_20_Text"><text:span text:style-name="T25">"abc"</text:span></text:span><text:span text:style-name="Source_20_Text"><text:span text:style-name="T12">.chars();</text:span></text:span></text:p>
      <text:p text:style-name="P13"><text:span text:style-name="T10">The following example breaks a </text:span><text:span text:style-name="Emphasis"><text:span text:style-name="T10">String </text:span></text:span><text:span text:style-name="T10">into sub-strings according to specified </text:span><text:span text:style-name="Emphasis"><text:span text:style-name="T10">RegEx</text:span></text:span><text:span text:style-name="T10">:</text:span></text:p>
      <text:p text:style-name="P6"><text:span text:style-name="Source_20_Text"><text:span text:style-name="T12">Stream&lt;String&gt; streamOfString =</text:span></text:span></text:p>
      <text:p text:style-name="P5"><text:span text:style-name="Source_20_Text"><text:span text:style-name="T13"><text:s text:c="2"/></text:span></text:span><text:span text:style-name="Source_20_Text"><text:span text:style-name="T12">Pattern.compile(</text:span></text:span><text:span text:style-name="Source_20_Text"><text:span text:style-name="T25">", "</text:span></text:span><text:span text:style-name="Source_20_Text"><text:span text:style-name="T12">).splitAsStream(</text:span></text:span><text:span text:style-name="Source_20_Text"><text:span text:style-name="T25">"a, b, c"</text:span></text:span><text:span text:style-name="Source_20_Text"><text:span text:style-name="T12">);</text:span></text:span></text:p>
      <text:h text:style-name="P4" text:outline-level="3"><text:span text:style-name="Strong_20_Emphasis"><text:span text:style-name="T8">2.9. Stream of File</text:span></text:span></text:h>
      <text:section text:style-name="Sect1" text:name="9-stream-of-file">
        <text:p text:style-name="Text_20_body"/>
      </text:section>
      <text:p text:style-name="P13"><text:span text:style-name="T10">Furthermore, Java NIO class </text:span><text:span text:style-name="Emphasis"><text:span text:style-name="T10">Files </text:span></text:span><text:span text:style-name="T10">allows us to generate a </text:span><text:span text:style-name="Emphasis"><text:span text:style-name="T10">Stream&lt;String&gt;</text:span></text:span><text:span text:style-name="T10"> of a text file through the </text:span><text:span text:style-name="Emphasis"><text:span text:style-name="T10">lines()</text:span></text:span><text:span text:style-name="T10"> method. Every line of the text becomes an element of the stream:</text:span></text:p>
      <text:p text:style-name="P6"><text:span text:style-name="Source_20_Text"><text:span text:style-name="T12">Path path = Paths.get(</text:span></text:span><text:span text:style-name="Source_20_Text"><text:span text:style-name="T25">"C:\\file.txt"</text:span></text:span><text:span text:style-name="Source_20_Text"><text:span text:style-name="T12">);</text:span></text:span></text:p>
      <text:p text:style-name="P6"><text:span text:style-name="Source_20_Text"><text:span text:style-name="T12">Stream&lt;String&gt; streamOfStrings = Files.lines(path);</text:span></text:span></text:p>
      <text:p text:style-name="P6"><text:span text:style-name="Source_20_Text"><text:span text:style-name="T12">Stream&lt;String&gt; streamWithCharset = </text:span></text:span></text:p>
      <text:p text:style-name="P5"><text:span text:style-name="Source_20_Text"><text:span text:style-name="T13"><text:s text:c="2"/></text:span></text:span><text:span text:style-name="Source_20_Text"><text:span text:style-name="T12">Files.lines(path, Charset.forName(</text:span></text:span><text:span text:style-name="Source_20_Text"><text:span text:style-name="T25">"UTF-8"</text:span></text:span><text:span text:style-name="Source_20_Text"><text:span text:style-name="T12">));</text:span></text:span></text:p>
      <text:p text:style-name="P13"><text:span text:style-name="T10">The </text:span><text:span text:style-name="Emphasis"><text:span text:style-name="T10">Charset</text:span></text:span><text:span text:style-name="T10"> can be specified as an argument of the </text:span><text:span text:style-name="Emphasis"><text:span text:style-name="T10">lines()</text:span></text:span><text:span text:style-name="T10"> method.</text:span></text:p>
      <text:h text:style-name="P2" text:outline-level="2"><text:span text:style-name="Strong_20_Emphasis"><text:span text:style-name="T9">3. Referencing a Stream</text:span></text:span></text:h>
      <text:section text:style-name="Sect1" text:name="referencing">
        <text:p text:style-name="Text_20_body"/>
      </text:section>
      <text:p text:style-name="P13"><text:span text:style-name="T10">We can instantiate a stream, and have an accessible reference to it, as long as only intermediate operations are called. Executing a terminal operation makes a stream inaccessible</text:span><text:span text:style-name="Emphasis"><text:span text:style-name="T10">.</text:span></text:span></text:p>
      <text:section text:style-name="Sect1" text:name="baeldung_incontent_1">
        <text:p text:style-name="P17"/>
        <text:section text:style-name="Sect1" text:name="google_ads_iframe_/15184186,7114245/baeldung_incontent_1_0__container__">
          <text:p text:style-name="P17"/>
        </text:section>
      </text:section>
      <text:p text:style-name="P12">To demonstrate this, we will forget for a while that the best practice is to chain the sequence of operation. Besides its unnecessary verbosity, technically the following code is valid:</text:p>
      <text:p text:style-name="P6"><text:span text:style-name="Source_20_Text"><text:span text:style-name="T12">Stream&lt;String&gt; stream = </text:span></text:span></text:p>
      <text:p text:style-name="P6"><text:span text:style-name="Source_20_Text"><text:span text:style-name="T13"><text:s text:c="2"/></text:span></text:span><text:span text:style-name="Source_20_Text"><text:span text:style-name="T12">Stream.of(</text:span></text:span><text:span text:style-name="Source_20_Text"><text:span text:style-name="T25">"a"</text:span></text:span><text:span text:style-name="Source_20_Text"><text:span text:style-name="T12">, </text:span></text:span><text:span text:style-name="Source_20_Text"><text:span text:style-name="T25">"b"</text:span></text:span><text:span text:style-name="Source_20_Text"><text:span text:style-name="T12">, </text:span></text:span><text:span text:style-name="Source_20_Text"><text:span text:style-name="T25">"c"</text:span></text:span><text:span text:style-name="Source_20_Text"><text:span text:style-name="T12">).filter(element -&gt; element.contains(</text:span></text:span><text:span text:style-name="Source_20_Text"><text:span text:style-name="T25">"b"</text:span></text:span><text:span text:style-name="Source_20_Text"><text:span text:style-name="T12">));</text:span></text:span></text:p>
      <text:p text:style-name="P5"><text:span text:style-name="Source_20_Text"><text:span text:style-name="T12">Optional&lt;String&gt; anyElement = stream.findAny();</text:span></text:span></text:p>
      <text:p text:style-name="P13"><text:span text:style-name="T10">However, an attempt to reuse the same reference after calling the terminal operation will trigger the </text:span><text:span text:style-name="Emphasis"><text:span text:style-name="T10">IllegalStateException:</text:span></text:span></text:p>
      <text:p text:style-name="P5"><text:soft-page-break/><text:span text:style-name="Source_20_Text"><text:span text:style-name="T12">Optional&lt;String&gt; firstElement = stream.findFirst();</text:span></text:span></text:p>
      <text:p text:style-name="P13"><text:span text:style-name="T10">As the </text:span><text:span text:style-name="Emphasis"><text:span text:style-name="T10">IllegalStateException</text:span></text:span><text:span text:style-name="T10"> is a</text:span><text:span text:style-name="Emphasis"><text:span text:style-name="T10"> RuntimeException</text:span></text:span><text:span text:style-name="T10">, a compiler will not signalize about a problem. So it is very important to remember that </text:span><text:span text:style-name="Strong_20_Emphasis"><text:span text:style-name="T11">Java 8 streams can't be reused.</text:span></text:span></text:p>
      <text:p text:style-name="P12">This kind of behavior is logical. We designed streams to apply a finite sequence of operations to the source of elements in a functional style, not to store elements.</text:p>
      <text:p text:style-name="P12">So to make the previous code work properly, some changes should be made:</text:p>
      <text:p text:style-name="P6"><text:span text:style-name="Source_20_Text"><text:span text:style-name="T12">List&lt;String&gt; elements =</text:span></text:span></text:p>
      <text:p text:style-name="P6"><text:span text:style-name="Source_20_Text"><text:span text:style-name="T13"><text:s text:c="2"/></text:span></text:span><text:span text:style-name="Source_20_Text"><text:span text:style-name="T12">Stream.of(</text:span></text:span><text:span text:style-name="Source_20_Text"><text:span text:style-name="T25">"a"</text:span></text:span><text:span text:style-name="Source_20_Text"><text:span text:style-name="T12">, </text:span></text:span><text:span text:style-name="Source_20_Text"><text:span text:style-name="T25">"b"</text:span></text:span><text:span text:style-name="Source_20_Text"><text:span text:style-name="T12">, </text:span></text:span><text:span text:style-name="Source_20_Text"><text:span text:style-name="T25">"c"</text:span></text:span><text:span text:style-name="Source_20_Text"><text:span text:style-name="T12">).filter(element -&gt; element.contains(</text:span></text:span><text:span text:style-name="Source_20_Text"><text:span text:style-name="T25">"b"</text:span></text:span><text:span text:style-name="Source_20_Text"><text:span text:style-name="T12">))</text:span></text:span></text:p>
      <text:p text:style-name="P6"><text:span text:style-name="Source_20_Text"><text:span text:style-name="T13"><text:s text:c="4"/></text:span></text:span><text:span text:style-name="Source_20_Text"><text:span text:style-name="T12">.collect(Collectors.toList());</text:span></text:span></text:p>
      <text:p text:style-name="P6"><text:span text:style-name="Source_20_Text"><text:span text:style-name="T12">Optional&lt;String&gt; anyElement = elements.stream().findAny();</text:span></text:span></text:p>
      <text:p text:style-name="P5"><text:span text:style-name="Source_20_Text"><text:span text:style-name="T12">Optional&lt;String&gt; firstElement = elements.stream().findFirst();</text:span></text:span></text:p>
      <text:h text:style-name="P2" text:outline-level="2"><text:span text:style-name="Strong_20_Emphasis"><text:span text:style-name="T9">4. Stream Pipeline</text:span></text:span></text:h>
      <text:section text:style-name="Sect1" text:name="pipeline">
        <text:p text:style-name="Text_20_body"/>
      </text:section>
      <text:p text:style-name="P13"><text:span text:style-name="T10">To perform a sequence of operations over the elements of the data source and aggregate their results, we need three parts: the </text:span><text:span text:style-name="Strong_20_Emphasis"><text:span text:style-name="T11">source</text:span></text:span><text:span text:style-name="T10">, </text:span><text:span text:style-name="Strong_20_Emphasis"><text:span text:style-name="T11">intermediate operation(s)</text:span></text:span><text:span text:style-name="T10"> and a </text:span><text:span text:style-name="Strong_20_Emphasis"><text:span text:style-name="T11">terminal operation.</text:span></text:span></text:p>
      <text:p text:style-name="P13"><text:span text:style-name="T10">Intermediate operations return a new modified stream. For example, to create a new stream of the existing one without few elements, the </text:span><text:span text:style-name="Emphasis"><text:span text:style-name="T10">skip()</text:span></text:span><text:span text:style-name="T10"> method should be used:</text:span></text:p>
      <text:p text:style-name="P6"><text:span text:style-name="Source_20_Text"><text:span text:style-name="T12">Stream&lt;String&gt; onceModifiedStream =</text:span></text:span></text:p>
      <text:p text:style-name="P5"><text:span text:style-name="Source_20_Text"><text:span text:style-name="T13"><text:s text:c="2"/></text:span></text:span><text:span text:style-name="Source_20_Text"><text:span text:style-name="T12">Stream.of(</text:span></text:span><text:span text:style-name="Source_20_Text"><text:span text:style-name="T25">"abcd"</text:span></text:span><text:span text:style-name="Source_20_Text"><text:span text:style-name="T12">, </text:span></text:span><text:span text:style-name="Source_20_Text"><text:span text:style-name="T25">"bbcd"</text:span></text:span><text:span text:style-name="Source_20_Text"><text:span text:style-name="T12">, </text:span></text:span><text:span text:style-name="Source_20_Text"><text:span text:style-name="T25">"cbcd"</text:span></text:span><text:span text:style-name="Source_20_Text"><text:span text:style-name="T12">).skip(</text:span></text:span><text:span text:style-name="Source_20_Text"><text:span text:style-name="T25">1</text:span></text:span><text:span text:style-name="Source_20_Text"><text:span text:style-name="T12">);</text:span></text:span></text:p>
      <text:p text:style-name="P13"><text:span text:style-name="T10">If we need more than one modification, we can chain intermediate operations. Let's assume that we also need to substitute every element of the current </text:span><text:span text:style-name="Emphasis"><text:span text:style-name="T10">Stream&lt;String&gt;</text:span></text:span><text:span text:style-name="T10"> with a sub-string of the first few chars. We can do this by chaining the </text:span><text:span text:style-name="T14">skip()</text:span><text:span text:style-name="T10"> and </text:span><text:span text:style-name="T14">map()</text:span><text:span text:style-name="T10"> methods:</text:span></text:p>
      <text:section text:style-name="Sect1" text:name="baeldung_incontent_2">
        <text:p text:style-name="P17"/>
        <text:section text:style-name="Sect1" text:name="google_ads_iframe_/15184186,7114245/baeldung_incontent_2_0__container__">
          <text:p text:style-name="P17"/>
        </text:section>
      </text:section>
      <text:p text:style-name="P6"><text:span text:style-name="Source_20_Text"><text:span text:style-name="T12">Stream&lt;String&gt; twiceModifiedStream =</text:span></text:span></text:p>
      <text:p text:style-name="P5"><text:span text:style-name="Source_20_Text"><text:span text:style-name="T13"><text:s text:c="2"/></text:span></text:span><text:span text:style-name="Source_20_Text"><text:span text:style-name="T12">stream.skip(</text:span></text:span><text:span text:style-name="Source_20_Text"><text:span text:style-name="T25">1</text:span></text:span><text:span text:style-name="Source_20_Text"><text:span text:style-name="T12">).map(element -&gt; element.substring(</text:span></text:span><text:span text:style-name="Source_20_Text"><text:span text:style-name="T25">0</text:span></text:span><text:span text:style-name="Source_20_Text"><text:span text:style-name="T12">, </text:span></text:span><text:span text:style-name="Source_20_Text"><text:span text:style-name="T25">3</text:span></text:span><text:span text:style-name="Source_20_Text"><text:span text:style-name="T12">));</text:span></text:span></text:p>
      <text:p text:style-name="P13"><text:span text:style-name="T10">As we can see, the </text:span><text:span text:style-name="Emphasis"><text:span text:style-name="T10">map()</text:span></text:span><text:span text:style-name="T10"> method takes a lambda expression as a parameter. If we want to learn more </text:span><text:soft-page-break/><text:span text:style-name="T10">about lambdas, we can take a look at our tutorial </text:span><text:a xlink:type="simple" xlink:href="https://www.baeldung.com/java-8-lambda-expressions-tips" text:style-name="Internet_20_link" text:visited-style-name="Visited_20_Internet_20_Link"><text:span text:style-name="T2">Lambda Expressions and Functional Interfaces: Tips and Best Practices</text:span></text:a><text:span text:style-name="T10">.</text:span></text:p>
      <text:p text:style-name="P13"><text:span text:style-name="T10">A stream by itself is worthless; the user is interested in the result of the terminal operation, which can be a value of some type or an action applied to every element of the stream. </text:span><text:span text:style-name="Strong_20_Emphasis"><text:span text:style-name="T11">We can only use one terminal operation per stream.</text:span></text:span></text:p>
      <text:p text:style-name="P13"><text:span text:style-name="T10">The correct and most convenient way to use streams is by a </text:span><text:span text:style-name="Strong_20_Emphasis"><text:span text:style-name="T11">stream pipeline, which is a chain of the stream source, intermediate operations, and a terminal operation:</text:span></text:span></text:p>
      <text:p text:style-name="P6"><text:span text:style-name="Source_20_Text"><text:span text:style-name="T12">List&lt;String&gt; list = Arrays.asList(</text:span></text:span><text:span text:style-name="Source_20_Text"><text:span text:style-name="T25">"abc1"</text:span></text:span><text:span text:style-name="Source_20_Text"><text:span text:style-name="T12">, </text:span></text:span><text:span text:style-name="Source_20_Text"><text:span text:style-name="T25">"abc2"</text:span></text:span><text:span text:style-name="Source_20_Text"><text:span text:style-name="T12">, </text:span></text:span><text:span text:style-name="Source_20_Text"><text:span text:style-name="T25">"abc3"</text:span></text:span><text:span text:style-name="Source_20_Text"><text:span text:style-name="T12">);</text:span></text:span></text:p>
      <text:p text:style-name="P6"><text:span text:style-name="Source_20_Text"><text:span text:style-name="T24">long</text:span></text:span><text:span text:style-name="Source_20_Text"><text:span text:style-name="T12"> size = list.stream().skip(</text:span></text:span><text:span text:style-name="Source_20_Text"><text:span text:style-name="T25">1</text:span></text:span><text:span text:style-name="Source_20_Text"><text:span text:style-name="T12">)</text:span></text:span></text:p>
      <text:p text:style-name="P5"><text:span text:style-name="Source_20_Text"><text:span text:style-name="T13"><text:s text:c="2"/></text:span></text:span><text:span text:style-name="Source_20_Text"><text:span text:style-name="T12">.map(element -&gt; element.substring(</text:span></text:span><text:span text:style-name="Source_20_Text"><text:span text:style-name="T25">0</text:span></text:span><text:span text:style-name="Source_20_Text"><text:span text:style-name="T12">, </text:span></text:span><text:span text:style-name="Source_20_Text"><text:span text:style-name="T25">3</text:span></text:span><text:span text:style-name="Source_20_Text"><text:span text:style-name="T12">)).sorted().count();</text:span></text:span></text:p>
      <text:h text:style-name="P2" text:outline-level="2"><text:span text:style-name="Strong_20_Emphasis"><text:span text:style-name="T9">5. Lazy Invocation</text:span></text:span></text:h>
      <text:section text:style-name="Sect1" text:name="invocation">
        <text:p text:style-name="Text_20_body"/>
      </text:section>
      <text:p text:style-name="P13"><text:span text:style-name="Strong_20_Emphasis"><text:span text:style-name="T11">Intermediate operations are lazy.</text:span></text:span><text:span text:style-name="T10"> This means that </text:span><text:span text:style-name="Strong_20_Emphasis"><text:span text:style-name="T11">they will be invoked only if it is necessary for the terminal operation execution.</text:span></text:span></text:p>
      <text:p text:style-name="P13"><text:span text:style-name="T10">For example, let's call the method</text:span><text:span text:style-name="Emphasis"><text:span text:style-name="T10"> wasCalled(), </text:span></text:span><text:span text:style-name="T10">which increments an inner counter every time it's called:</text:span></text:p>
      <text:p text:style-name="P6"><text:span text:style-name="Source_20_Text"><text:span text:style-name="T24">private</text:span></text:span><text:span text:style-name="Source_20_Text"><text:span text:style-name="T12"> </text:span></text:span><text:span text:style-name="Source_20_Text"><text:span text:style-name="T24">long</text:span></text:span><text:span text:style-name="Source_20_Text"><text:span text:style-name="T12"> counter;</text:span></text:span></text:p>
      <text:p text:style-name="P6"><text:span text:style-name="Source_20_Text"><text:span text:style-name="T13"><text:s/></text:span></text:span></text:p>
      <text:p text:style-name="P6"><text:span text:style-name="Source_20_Text"><text:span text:style-name="T24">private</text:span></text:span><text:span text:style-name="Source_20_Text"><text:span text:style-name="T12"> </text:span></text:span><text:span text:style-name="Source_20_Text"><text:span text:style-name="T24">void</text:span></text:span><text:span text:style-name="Source_20_Text"><text:span text:style-name="T12"> </text:span></text:span><text:span text:style-name="Source_20_Text"><text:span text:style-name="T4">wasCalled</text:span></text:span><text:span text:style-name="Source_20_Text"><text:span text:style-name="T12">() {</text:span></text:span></text:p>
      <text:p text:style-name="P6"><text:span text:style-name="Source_20_Text"><text:span text:style-name="T13"><text:s text:c="4"/></text:span></text:span><text:span text:style-name="Source_20_Text"><text:span text:style-name="T12">counter++;</text:span></text:span></text:p>
      <text:p text:style-name="P5"><text:span text:style-name="Source_20_Text"><text:span text:style-name="T12">}</text:span></text:span></text:p>
      <text:p text:style-name="P13"><text:span text:style-name="T10">Now let's call the method </text:span><text:span text:style-name="Emphasis"><text:span text:style-name="T10">wasCalled()</text:span></text:span><text:span text:style-name="T10"> from operation </text:span><text:span text:style-name="Emphasis"><text:span text:style-name="T10">filter()</text:span></text:span><text:span text:style-name="T10">:</text:span></text:p>
      <text:p text:style-name="P6"><text:span text:style-name="Source_20_Text"><text:span text:style-name="T12">List&lt;String&gt; list = Arrays.asList(“abc1”, “abc2”, “abc3”);</text:span></text:span></text:p>
      <text:p text:style-name="P6"><text:span text:style-name="Source_20_Text"><text:span text:style-name="T12">counter = </text:span></text:span><text:span text:style-name="Source_20_Text"><text:span text:style-name="T25">0</text:span></text:span><text:span text:style-name="Source_20_Text"><text:span text:style-name="T12">;</text:span></text:span></text:p>
      <text:p text:style-name="P6"><text:span text:style-name="Source_20_Text"><text:span text:style-name="T12">Stream&lt;String&gt; stream = list.stream().filter(element -&gt; {</text:span></text:span></text:p>
      <text:p text:style-name="P6"><text:span text:style-name="Source_20_Text"><text:span text:style-name="T13"><text:s text:c="4"/></text:span></text:span><text:span text:style-name="Source_20_Text"><text:span text:style-name="T12">wasCalled();</text:span></text:span></text:p>
      <text:p text:style-name="P6"><text:span text:style-name="Source_20_Text"><text:span text:style-name="T13"><text:s text:c="4"/></text:span></text:span><text:span text:style-name="Source_20_Text"><text:span text:style-name="T24">return</text:span></text:span><text:span text:style-name="Source_20_Text"><text:span text:style-name="T12"> element.contains(</text:span></text:span><text:span text:style-name="Source_20_Text"><text:span text:style-name="T25">"2"</text:span></text:span><text:span text:style-name="Source_20_Text"><text:span text:style-name="T12">);</text:span></text:span></text:p>
      <text:p text:style-name="P5"><text:span text:style-name="Source_20_Text"><text:span text:style-name="T12">});</text:span></text:span></text:p>
      <text:p text:style-name="P13"><text:span text:style-name="T10">As we have a source of three elements, we can assume that the </text:span><text:span text:style-name="Emphasis"><text:span text:style-name="T10">filter()</text:span></text:span><text:span text:style-name="T10"> method will be called three </text:span><text:soft-page-break/><text:span text:style-name="T10">times, and the value of the </text:span><text:span text:style-name="Emphasis"><text:span text:style-name="T10">counter </text:span></text:span><text:span text:style-name="T10">variable will be 3. However, running this code doesn't change </text:span><text:span text:style-name="Emphasis"><text:span text:style-name="T10">counter </text:span></text:span><text:span text:style-name="T10">at all, it is still zero, so the </text:span><text:span text:style-name="Emphasis"><text:span text:style-name="T10">filter()</text:span></text:span><text:span text:style-name="T10"> method wasn't even called once. The reason why is missing of the terminal operation.</text:span></text:p>
      <text:p text:style-name="P13"><text:span text:style-name="T10">Let's rewrite this code a little bit by adding a </text:span><text:span text:style-name="Emphasis"><text:span text:style-name="T10">map()</text:span></text:span><text:span text:style-name="T10"> operation and a terminal operation, </text:span><text:span text:style-name="Emphasis"><text:span text:style-name="T10">findFirst().</text:span></text:span><text:span text:style-name="T10"> We will also add the ability to track the order of method calls with the help of logging:</text:span></text:p>
      <text:section text:style-name="Sect1" text:name="baeldung_incontent_3">
        <text:p text:style-name="P17"/>
        <text:section text:style-name="Sect1" text:name="google_ads_iframe_/15184186,7114245/baeldung_incontent_3_0__container__">
          <text:p text:style-name="P17"/>
        </text:section>
      </text:section>
      <text:p text:style-name="P6"><text:span text:style-name="Source_20_Text"><text:span text:style-name="T12">Optional&lt;String&gt; stream = list.stream().filter(element -&gt; {</text:span></text:span></text:p>
      <text:p text:style-name="P6"><text:span text:style-name="Source_20_Text"><text:span text:style-name="T13"><text:s text:c="4"/></text:span></text:span><text:span text:style-name="Source_20_Text"><text:span text:style-name="T12">log.info(</text:span></text:span><text:span text:style-name="Source_20_Text"><text:span text:style-name="T25">"filter() was called"</text:span></text:span><text:span text:style-name="Source_20_Text"><text:span text:style-name="T12">);</text:span></text:span></text:p>
      <text:p text:style-name="P6"><text:span text:style-name="Source_20_Text"><text:span text:style-name="T13"><text:s text:c="4"/></text:span></text:span><text:span text:style-name="Source_20_Text"><text:span text:style-name="T24">return</text:span></text:span><text:span text:style-name="Source_20_Text"><text:span text:style-name="T12"> element.contains(</text:span></text:span><text:span text:style-name="Source_20_Text"><text:span text:style-name="T25">"2"</text:span></text:span><text:span text:style-name="Source_20_Text"><text:span text:style-name="T12">);</text:span></text:span></text:p>
      <text:p text:style-name="P6"><text:span text:style-name="Source_20_Text"><text:span text:style-name="T12">}).map(element -&gt; {</text:span></text:span></text:p>
      <text:p text:style-name="P6"><text:span text:style-name="Source_20_Text"><text:span text:style-name="T13"><text:s text:c="4"/></text:span></text:span><text:span text:style-name="Source_20_Text"><text:span text:style-name="T12">log.info(</text:span></text:span><text:span text:style-name="Source_20_Text"><text:span text:style-name="T25">"map() was called"</text:span></text:span><text:span text:style-name="Source_20_Text"><text:span text:style-name="T12">);</text:span></text:span></text:p>
      <text:p text:style-name="P6"><text:span text:style-name="Source_20_Text"><text:span text:style-name="T13"><text:s text:c="4"/></text:span></text:span><text:span text:style-name="Source_20_Text"><text:span text:style-name="T24">return</text:span></text:span><text:span text:style-name="Source_20_Text"><text:span text:style-name="T12"> element.toUpperCase();</text:span></text:span></text:p>
      <text:p text:style-name="P5"><text:span text:style-name="Source_20_Text"><text:span text:style-name="T12">}).findFirst();</text:span></text:span></text:p>
      <text:p text:style-name="P13"><text:span text:style-name="T10">The resulting log shows that we called the </text:span><text:span text:style-name="Emphasis"><text:span text:style-name="T10">filter()</text:span></text:span><text:span text:style-name="T10"> method twice and the </text:span><text:span text:style-name="Emphasis"><text:span text:style-name="T10">map()</text:span></text:span><text:span text:style-name="T10"> method once. This is because the pipeline executes vertically. In our example, the first element of the stream didn't satisfy the filter's predicate. Then we invoked the </text:span><text:span text:style-name="Emphasis"><text:span text:style-name="T10">filter()</text:span></text:span><text:span text:style-name="T10"> method for the second element, which passed the filter. Without calling the </text:span><text:span text:style-name="Emphasis"><text:span text:style-name="T10">filter()</text:span></text:span><text:span text:style-name="T10"> for the third element, we went down through the pipeline to the </text:span><text:span text:style-name="Emphasis"><text:span text:style-name="T10">map()</text:span></text:span><text:span text:style-name="T10"> method.</text:span></text:p>
      <text:p text:style-name="P13"><text:span text:style-name="T10">The </text:span><text:span text:style-name="Emphasis"><text:span text:style-name="T10">findFirst()</text:span></text:span><text:span text:style-name="T10"> operation satisfies by just one element. So in this particular example, the lazy invocation allowed us to avoid two method calls, one for the </text:span><text:span text:style-name="Emphasis"><text:span text:style-name="T10">filter()</text:span></text:span><text:span text:style-name="T10"> and one for the </text:span><text:span text:style-name="Emphasis"><text:span text:style-name="T10">map().</text:span></text:span></text:p>
      <text:h text:style-name="P2" text:outline-level="2"><text:span text:style-name="Strong_20_Emphasis"><text:span text:style-name="T9">6. Order of Execution</text:span></text:span></text:h>
      <text:section text:style-name="Sect1" text:name="execution">
        <text:p text:style-name="Text_20_body"/>
      </text:section>
      <text:p text:style-name="P13"><text:span text:style-name="T10">From the performance point of view, </text:span><text:span text:style-name="Strong_20_Emphasis"><text:span text:style-name="T11">the right order is one of the most important aspects of chaining operations in the stream pipeline:</text:span></text:span></text:p>
      <text:p text:style-name="P6"><text:span text:style-name="Source_20_Text"><text:span text:style-name="T24">long</text:span></text:span><text:span text:style-name="Source_20_Text"><text:span text:style-name="T12"> size = list.stream().map(element -&gt; {</text:span></text:span></text:p>
      <text:p text:style-name="P6"><text:span text:style-name="Source_20_Text"><text:span text:style-name="T13"><text:s text:c="4"/></text:span></text:span><text:span text:style-name="Source_20_Text"><text:span text:style-name="T12">wasCalled();</text:span></text:span></text:p>
      <text:p text:style-name="P6"><text:span text:style-name="Source_20_Text"><text:span text:style-name="T13"><text:s text:c="4"/></text:span></text:span><text:span text:style-name="Source_20_Text"><text:span text:style-name="T24">return</text:span></text:span><text:span text:style-name="Source_20_Text"><text:span text:style-name="T12"> element.substring(</text:span></text:span><text:span text:style-name="Source_20_Text"><text:span text:style-name="T25">0</text:span></text:span><text:span text:style-name="Source_20_Text"><text:span text:style-name="T12">, </text:span></text:span><text:span text:style-name="Source_20_Text"><text:span text:style-name="T25">3</text:span></text:span><text:span text:style-name="Source_20_Text"><text:span text:style-name="T12">);</text:span></text:span></text:p>
      <text:p text:style-name="P5"><text:span text:style-name="Source_20_Text"><text:span text:style-name="T12">}).skip(</text:span></text:span><text:span text:style-name="Source_20_Text"><text:span text:style-name="T25">2</text:span></text:span><text:span text:style-name="Source_20_Text"><text:span text:style-name="T12">).count();</text:span></text:span></text:p>
      <text:p text:style-name="P13"><text:soft-page-break/><text:span text:style-name="T10">Execution of this code will increase the value of the counter by three. This means that we called the </text:span><text:span text:style-name="Emphasis"><text:span text:style-name="T10">map()</text:span></text:span><text:span text:style-name="T10"> method of the stream three times, but the value of the </text:span><text:span text:style-name="Emphasis"><text:span text:style-name="T10">size</text:span></text:span><text:span text:style-name="T10"> is one. So the resulting stream has just one element, and we executed the expensive </text:span><text:span text:style-name="Emphasis"><text:span text:style-name="T10">map()</text:span></text:span><text:span text:style-name="T10"> operations for no reason two out of the three times.</text:span></text:p>
      <text:p text:style-name="P13"><text:span text:style-name="T10">If we change the order of the </text:span><text:span text:style-name="Emphasis"><text:span text:style-name="T10">skip() </text:span></text:span><text:span text:style-name="T10">and the </text:span><text:span text:style-name="Emphasis"><text:span text:style-name="T10">map()</text:span></text:span><text:span text:style-name="T10"> methods</text:span><text:span text:style-name="Emphasis"><text:span text:style-name="T10">, </text:span></text:span><text:span text:style-name="T10">the </text:span><text:span text:style-name="Emphasis"><text:span text:style-name="T10">counter </text:span></text:span><text:span text:style-name="T10">will increase by only one. So we will call the </text:span><text:span text:style-name="Emphasis"><text:span text:style-name="T10">map() </text:span></text:span><text:span text:style-name="T10">method only once:</text:span></text:p>
      <text:p text:style-name="P6"><text:span text:style-name="Source_20_Text"><text:span text:style-name="T24">long</text:span></text:span><text:span text:style-name="Source_20_Text"><text:span text:style-name="T12"> size = list.stream().skip(</text:span></text:span><text:span text:style-name="Source_20_Text"><text:span text:style-name="T25">2</text:span></text:span><text:span text:style-name="Source_20_Text"><text:span text:style-name="T12">).map(element -&gt; {</text:span></text:span></text:p>
      <text:p text:style-name="P6"><text:span text:style-name="Source_20_Text"><text:span text:style-name="T13"><text:s text:c="4"/></text:span></text:span><text:span text:style-name="Source_20_Text"><text:span text:style-name="T12">wasCalled();</text:span></text:span></text:p>
      <text:p text:style-name="P6"><text:span text:style-name="Source_20_Text"><text:span text:style-name="T13"><text:s text:c="4"/></text:span></text:span><text:span text:style-name="Source_20_Text"><text:span text:style-name="T24">return</text:span></text:span><text:span text:style-name="Source_20_Text"><text:span text:style-name="T12"> element.substring(</text:span></text:span><text:span text:style-name="Source_20_Text"><text:span text:style-name="T25">0</text:span></text:span><text:span text:style-name="Source_20_Text"><text:span text:style-name="T12">, </text:span></text:span><text:span text:style-name="Source_20_Text"><text:span text:style-name="T25">3</text:span></text:span><text:span text:style-name="Source_20_Text"><text:span text:style-name="T12">);</text:span></text:span></text:p>
      <text:p text:style-name="P5"><text:span text:style-name="Source_20_Text"><text:span text:style-name="T12">}).count();</text:span></text:span></text:p>
      <text:p text:style-name="P13"><text:span text:style-name="T10">This brings us to the following rule: </text:span><text:span text:style-name="Strong_20_Emphasis"><text:span text:style-name="T11">intermediate operations which reduce the size of the stream should be placed before operations which are applying to each element.</text:span></text:span><text:span text:style-name="T10"> So we need to keep methods such as s</text:span><text:span text:style-name="Emphasis"><text:span text:style-name="T10">kip(), filter(),</text:span></text:span><text:span text:style-name="T10"> and </text:span><text:span text:style-name="Emphasis"><text:span text:style-name="T10">distinct()</text:span></text:span><text:span text:style-name="T10"> at the top of our stream pipeline.</text:span></text:p>
      <text:h text:style-name="P2" text:outline-level="2"><text:span text:style-name="Strong_20_Emphasis"><text:span text:style-name="T9">7. Stream Reduction</text:span></text:span></text:h>
      <text:section text:style-name="Sect1" text:name="reduction">
        <text:p text:style-name="Text_20_body"/>
      </text:section>
      <text:p text:style-name="P13"><text:span text:style-name="T10">The API has many terminal operations which aggregate a stream to a type or to a primitive: </text:span><text:span text:style-name="Emphasis"><text:span text:style-name="T10">count(), max(), min(), </text:span></text:span><text:span text:style-name="T10">and</text:span><text:span text:style-name="Emphasis"><text:span text:style-name="T10"> sum(). </text:span></text:span><text:span text:style-name="T10">However, these operations work according to the predefined implementation. So what </text:span><text:span text:style-name="Strong_20_Emphasis"><text:span text:style-name="T11">if a developer needs to customize a Stream's reduction mechanism?</text:span></text:span><text:span text:style-name="T10"> There are two methods which allow us to do this, the </text:span><text:span text:style-name="Emphasis"><text:span text:style-name="Strong_20_Emphasis"><text:span text:style-name="T10">reduce()</text:span></text:span></text:span><text:span text:style-name="Emphasis"><text:span text:style-name="T10"> </text:span></text:span><text:span text:style-name="T10">and the </text:span><text:span text:style-name="Strong_20_Emphasis"><text:span text:style-name="Emphasis"><text:span text:style-name="T11">collect()</text:span></text:span></text:span><text:span text:style-name="T10"> methods.</text:span></text:p>
      <text:h text:style-name="P4" text:outline-level="3"><text:span text:style-name="Strong_20_Emphasis"><text:span text:style-name="T8">7.1. The </text:span></text:span><text:span text:style-name="Strong_20_Emphasis"><text:span text:style-name="Emphasis"><text:span text:style-name="T8">reduce()</text:span></text:span></text:span><text:span text:style-name="Strong_20_Emphasis"><text:span text:style-name="T8"> Method</text:span></text:span></text:h>
      <text:section text:style-name="Sect1" text:name="1-the-reduce-method">
        <text:p text:style-name="Text_20_body"/>
      </text:section>
      <text:p text:style-name="P12">There are three variations of this method, which differ by their signatures and returning types. They can have the following parameters:</text:p>
      <text:section text:style-name="Sect1" text:name="baeldung_incontent_4">
        <text:p text:style-name="P17"/>
        <text:section text:style-name="Sect1" text:name="google_ads_iframe_/15184186,7114245/baeldung_incontent_4_0__container__">
          <text:p text:style-name="P17"/>
        </text:section>
      </text:section>
      <text:p text:style-name="P13"><text:span text:style-name="Strong_20_Emphasis"><text:span text:style-name="T11">identity – </text:span></text:span><text:span text:style-name="T10">the initial value for an accumulator, or a default value if a stream is empty and there is nothing to accumulate</text:span></text:p>
      <text:p text:style-name="P13"><text:span text:style-name="Strong_20_Emphasis"><text:span text:style-name="T11">accumulator – </text:span></text:span><text:span text:style-name="T10">a function which specifies the logic of the aggregation of elements. As the accumulator </text:span><text:soft-page-break/><text:span text:style-name="T10">creates a new value for every step of reducing, the quantity of new values equals the stream's size and only the last value is useful. This is not very good for the performance.</text:span></text:p>
      <text:p text:style-name="P13"><text:span text:style-name="Strong_20_Emphasis"><text:span text:style-name="T11">combiner – </text:span></text:span><text:span text:style-name="T10">a function which aggregates the results of the accumulator. We only call combiner in a parallel mode to reduce the results of accumulators from different threads.</text:span></text:p>
      <text:p text:style-name="P12">Now let's look at these three methods in action:</text:p>
      <text:p text:style-name="P6"><text:span text:style-name="Source_20_Text"><text:span text:style-name="T12">OptionalInt reduced =</text:span></text:span></text:p>
      <text:p text:style-name="P5"><text:span text:style-name="Source_20_Text"><text:span text:style-name="T13"><text:s text:c="2"/></text:span></text:span><text:span text:style-name="Source_20_Text"><text:span text:style-name="T12">IntStream.range(</text:span></text:span><text:span text:style-name="Source_20_Text"><text:span text:style-name="T25">1</text:span></text:span><text:span text:style-name="Source_20_Text"><text:span text:style-name="T12">, </text:span></text:span><text:span text:style-name="Source_20_Text"><text:span text:style-name="T25">4</text:span></text:span><text:span text:style-name="Source_20_Text"><text:span text:style-name="T12">).reduce((a, b) -&gt; a + b);</text:span></text:span></text:p>
      <text:p text:style-name="P13"><text:span text:style-name="Emphasis"><text:span text:style-name="T10">reduced </text:span></text:span><text:span text:style-name="T10">= 6 (1 + 2 + 3)</text:span></text:p>
      <text:p text:style-name="P6"><text:span text:style-name="Source_20_Text"><text:span text:style-name="T24">int</text:span></text:span><text:span text:style-name="Source_20_Text"><text:span text:style-name="T12"> reducedTwoParams =</text:span></text:span></text:p>
      <text:p text:style-name="P5"><text:span text:style-name="Source_20_Text"><text:span text:style-name="T13"><text:s text:c="2"/></text:span></text:span><text:span text:style-name="Source_20_Text"><text:span text:style-name="T12">IntStream.range(</text:span></text:span><text:span text:style-name="Source_20_Text"><text:span text:style-name="T25">1</text:span></text:span><text:span text:style-name="Source_20_Text"><text:span text:style-name="T12">, </text:span></text:span><text:span text:style-name="Source_20_Text"><text:span text:style-name="T25">4</text:span></text:span><text:span text:style-name="Source_20_Text"><text:span text:style-name="T12">).reduce(</text:span></text:span><text:span text:style-name="Source_20_Text"><text:span text:style-name="T25">10</text:span></text:span><text:span text:style-name="Source_20_Text"><text:span text:style-name="T12">, (a, b) -&gt; a + b);</text:span></text:span></text:p>
      <text:p text:style-name="P13"><text:span text:style-name="Emphasis"><text:span text:style-name="T10">reducedTwoParams</text:span></text:span><text:span text:style-name="T10"> = 16 (10 + 1 + 2 + 3)</text:span></text:p>
      <text:p text:style-name="P6"><text:span text:style-name="Source_20_Text"><text:span text:style-name="T24">int</text:span></text:span><text:span text:style-name="Source_20_Text"><text:span text:style-name="T12"> reducedParams = Stream.of(</text:span></text:span><text:span text:style-name="Source_20_Text"><text:span text:style-name="T25">1</text:span></text:span><text:span text:style-name="Source_20_Text"><text:span text:style-name="T12">, </text:span></text:span><text:span text:style-name="Source_20_Text"><text:span text:style-name="T25">2</text:span></text:span><text:span text:style-name="Source_20_Text"><text:span text:style-name="T12">, </text:span></text:span><text:span text:style-name="Source_20_Text"><text:span text:style-name="T25">3</text:span></text:span><text:span text:style-name="Source_20_Text"><text:span text:style-name="T12">)</text:span></text:span></text:p>
      <text:p text:style-name="P6"><text:span text:style-name="Source_20_Text"><text:span text:style-name="T13"><text:s text:c="2"/></text:span></text:span><text:span text:style-name="Source_20_Text"><text:span text:style-name="T12">.reduce(</text:span></text:span><text:span text:style-name="Source_20_Text"><text:span text:style-name="T25">10</text:span></text:span><text:span text:style-name="Source_20_Text"><text:span text:style-name="T12">, (a, b) -&gt; a + b, (a, b) -&gt; {</text:span></text:span></text:p>
      <text:p text:style-name="P6"><text:span text:style-name="Source_20_Text"><text:span text:style-name="T13"><text:s text:c="5"/></text:span></text:span><text:span text:style-name="Source_20_Text"><text:span text:style-name="T12">log.info(</text:span></text:span><text:span text:style-name="Source_20_Text"><text:span text:style-name="T25">"combiner was called"</text:span></text:span><text:span text:style-name="Source_20_Text"><text:span text:style-name="T12">);</text:span></text:span></text:p>
      <text:p text:style-name="P6"><text:span text:style-name="Source_20_Text"><text:span text:style-name="T13"><text:s text:c="5"/></text:span></text:span><text:span text:style-name="Source_20_Text"><text:span text:style-name="T24">return</text:span></text:span><text:span text:style-name="Source_20_Text"><text:span text:style-name="T12"> a + b;</text:span></text:span></text:p>
      <text:p text:style-name="P5"><text:span text:style-name="Source_20_Text"><text:span text:style-name="T13"><text:s text:c="2"/></text:span></text:span><text:span text:style-name="Source_20_Text"><text:span text:style-name="T12">});</text:span></text:span></text:p>
      <text:p text:style-name="P12">The result will be the same as in the previous example (16), and there will be no login, which means that combiner wasn't called. To make a combiner work, a stream should be parallel:</text:p>
      <text:p text:style-name="P6"><text:span text:style-name="Source_20_Text"><text:span text:style-name="T24">int</text:span></text:span><text:span text:style-name="Source_20_Text"><text:span text:style-name="T12"> reducedParallel = Arrays.asList(</text:span></text:span><text:span text:style-name="Source_20_Text"><text:span text:style-name="T25">1</text:span></text:span><text:span text:style-name="Source_20_Text"><text:span text:style-name="T12">, </text:span></text:span><text:span text:style-name="Source_20_Text"><text:span text:style-name="T25">2</text:span></text:span><text:span text:style-name="Source_20_Text"><text:span text:style-name="T12">, </text:span></text:span><text:span text:style-name="Source_20_Text"><text:span text:style-name="T25">3</text:span></text:span><text:span text:style-name="Source_20_Text"><text:span text:style-name="T12">).parallelStream()</text:span></text:span></text:p>
      <text:p text:style-name="P6"><text:span text:style-name="Source_20_Text"><text:span text:style-name="T13"><text:s text:c="4"/></text:span></text:span><text:span text:style-name="Source_20_Text"><text:span text:style-name="T12">.reduce(</text:span></text:span><text:span text:style-name="Source_20_Text"><text:span text:style-name="T25">10</text:span></text:span><text:span text:style-name="Source_20_Text"><text:span text:style-name="T12">, (a, b) -&gt; a + b, (a, b) -&gt; {</text:span></text:span></text:p>
      <text:p text:style-name="P6"><text:span text:style-name="Source_20_Text"><text:span text:style-name="T13"><text:s text:c="7"/></text:span></text:span><text:span text:style-name="Source_20_Text"><text:span text:style-name="T12">log.info(</text:span></text:span><text:span text:style-name="Source_20_Text"><text:span text:style-name="T25">"combiner was called"</text:span></text:span><text:span text:style-name="Source_20_Text"><text:span text:style-name="T12">);</text:span></text:span></text:p>
      <text:p text:style-name="P6"><text:span text:style-name="Source_20_Text"><text:span text:style-name="T13"><text:s text:c="7"/></text:span></text:span><text:span text:style-name="Source_20_Text"><text:span text:style-name="T24">return</text:span></text:span><text:span text:style-name="Source_20_Text"><text:span text:style-name="T12"> a + b;</text:span></text:span></text:p>
      <text:p text:style-name="P5"><text:span text:style-name="Source_20_Text"><text:span text:style-name="T13"><text:s text:c="4"/></text:span></text:span><text:span text:style-name="Source_20_Text"><text:span text:style-name="T12">});</text:span></text:span></text:p>
      <text:p text:style-name="P13"><text:span text:style-name="T10">The result here is different (36), and the combiner was called twice. Here the reduction works by the following algorithm: the accumulator ran three times by adding every element of the stream to </text:span><text:span text:style-name="Emphasis"><text:span text:style-name="T10">identity</text:span></text:span><text:span text:style-name="T10">. These actions are being done in parallel. As a result, they have (10 + 1 = 11; 10 + 2 = 12; 10 + 3 = 13;). Now combiner can merge these three results. It needs two iterations for that (12 + 13 = 25; 25 + 11 = 36).</text:span></text:p>
      <text:section text:style-name="Sect1" text:name="baeldung_incontent_5">
        <text:p text:style-name="P17"/>
        <text:section text:style-name="Sect1" text:name="google_ads_iframe_/15184186,7114245/baeldung_incontent_5_0__container__">
          <text:p text:style-name="P19"><text:soft-page-break/><draw:frame draw:style-name="fr2" draw:name="Object2" text:anchor-type="as-char" svg:width="4.8752in" svg:height="0.6252in" draw:z-index="2"><draw:floating-frame xlink:href="https://a55c15fedf14128325fd43aa52a6ccd6.safeframe.googlesyndication.com/safeframe/1-0-38/html/container.html" xlink:type="simple" xlink:show="embed" xlink:actuate="onLoad"/></draw:frame></text:p>
          <text:p text:style-name="P18"><draw:a xlink:type="simple" xlink:href="https://freestar.com/?utm_campaign=branding&amp;utm_medium=banner&amp;utm_source=baeldung.com&amp;utm_content=baeldung_incontent_5" office:target-frame-name="_blank" xlink:show="new"><draw:frame draw:style-name="fr1" draw:name="Image2" text:anchor-type="paragraph" svg:width="0.1665in" svg:height="0.1665in" draw:z-index="3"><draw:image xlink:href="Pictures/100004A900000A7000000A70674E47B6957E48A0.svg" xlink:type="simple" xlink:show="embed" xlink:actuate="onLoad" draw:mime-type="image/svg+xml"/><draw:image xlink:href="Pictures/100000010000006500000065F1474343E280C453.png" xlink:type="simple" xlink:show="embed" xlink:actuate="onLoad" draw:mime-type="image/png"/><svg:title>freestar</svg:title></draw:frame></draw:a></text:p>
        </text:section>
      </text:section>
      <text:h text:style-name="P4" text:outline-level="3"><text:span text:style-name="Strong_20_Emphasis"><text:span text:style-name="T8">7.2. The </text:span></text:span><text:span text:style-name="Strong_20_Emphasis"><text:span text:style-name="Emphasis"><text:span text:style-name="T8">collect()</text:span></text:span></text:span><text:span text:style-name="Strong_20_Emphasis"><text:span text:style-name="T8"> Method</text:span></text:span></text:h>
      <text:section text:style-name="Sect1" text:name="2-the-collect-method">
        <text:p text:style-name="Text_20_body"/>
      </text:section>
      <text:p text:style-name="P13"><text:span text:style-name="T10">The reduction of a stream can also be executed by another terminal operation, the </text:span><text:span text:style-name="Emphasis"><text:span text:style-name="T10">collect()</text:span></text:span><text:span text:style-name="T10"> method. It accepts an argument of the type </text:span><text:span text:style-name="Emphasis"><text:span text:style-name="T10">Collector, </text:span></text:span><text:span text:style-name="T10">which specifies the mechanism of reduction. There are already created, predefined collectors for most common operations. They can be accessed with the help of the </text:span><text:span text:style-name="Emphasis"><text:span text:style-name="T10">Collectors</text:span></text:span><text:span text:style-name="T10"> type.</text:span></text:p>
      <text:p text:style-name="P13"><text:span text:style-name="T10">In this section, we will use the following </text:span><text:span text:style-name="Emphasis"><text:span text:style-name="T10">List</text:span></text:span><text:span text:style-name="T10"> as a source for all streams:</text:span></text:p>
      <text:p text:style-name="P6"><text:span text:style-name="Source_20_Text"><text:span text:style-name="T12">List&lt;Product&gt; productList = Arrays.asList(</text:span></text:span><text:span text:style-name="Source_20_Text"><text:span text:style-name="T24">new</text:span></text:span><text:span text:style-name="Source_20_Text"><text:span text:style-name="T12"> Product(</text:span></text:span><text:span text:style-name="Source_20_Text"><text:span text:style-name="T25">23</text:span></text:span><text:span text:style-name="Source_20_Text"><text:span text:style-name="T12">, </text:span></text:span><text:span text:style-name="Source_20_Text"><text:span text:style-name="T25">"potatoes"</text:span></text:span><text:span text:style-name="Source_20_Text"><text:span text:style-name="T12">),</text:span></text:span></text:p>
      <text:p text:style-name="P6"><text:span text:style-name="Source_20_Text"><text:span text:style-name="T13"><text:s text:c="2"/></text:span></text:span><text:span text:style-name="Source_20_Text"><text:span text:style-name="T24">new</text:span></text:span><text:span text:style-name="Source_20_Text"><text:span text:style-name="T12"> Product(</text:span></text:span><text:span text:style-name="Source_20_Text"><text:span text:style-name="T25">14</text:span></text:span><text:span text:style-name="Source_20_Text"><text:span text:style-name="T12">, </text:span></text:span><text:span text:style-name="Source_20_Text"><text:span text:style-name="T25">"orange"</text:span></text:span><text:span text:style-name="Source_20_Text"><text:span text:style-name="T12">), </text:span></text:span><text:span text:style-name="Source_20_Text"><text:span text:style-name="T24">new</text:span></text:span><text:span text:style-name="Source_20_Text"><text:span text:style-name="T12"> Product(</text:span></text:span><text:span text:style-name="Source_20_Text"><text:span text:style-name="T25">13</text:span></text:span><text:span text:style-name="Source_20_Text"><text:span text:style-name="T12">, </text:span></text:span><text:span text:style-name="Source_20_Text"><text:span text:style-name="T25">"lemon"</text:span></text:span><text:span text:style-name="Source_20_Text"><text:span text:style-name="T12">),</text:span></text:span></text:p>
      <text:p text:style-name="P5"><text:span text:style-name="Source_20_Text"><text:span text:style-name="T13"><text:s text:c="2"/></text:span></text:span><text:span text:style-name="Source_20_Text"><text:span text:style-name="T24">new</text:span></text:span><text:span text:style-name="Source_20_Text"><text:span text:style-name="T12"> Product(</text:span></text:span><text:span text:style-name="Source_20_Text"><text:span text:style-name="T25">23</text:span></text:span><text:span text:style-name="Source_20_Text"><text:span text:style-name="T12">, </text:span></text:span><text:span text:style-name="Source_20_Text"><text:span text:style-name="T25">"bread"</text:span></text:span><text:span text:style-name="Source_20_Text"><text:span text:style-name="T12">), </text:span></text:span><text:span text:style-name="Source_20_Text"><text:span text:style-name="T24">new</text:span></text:span><text:span text:style-name="Source_20_Text"><text:span text:style-name="T12"> Product(</text:span></text:span><text:span text:style-name="Source_20_Text"><text:span text:style-name="T25">13</text:span></text:span><text:span text:style-name="Source_20_Text"><text:span text:style-name="T12">, </text:span></text:span><text:span text:style-name="Source_20_Text"><text:span text:style-name="T25">"sugar"</text:span></text:span><text:span text:style-name="Source_20_Text"><text:span text:style-name="T12">));</text:span></text:span></text:p>
      <text:p text:style-name="P13"><text:span text:style-name="Strong_20_Emphasis"><text:span text:style-name="T11">Converting a stream to the </text:span></text:span><text:span text:style-name="Strong_20_Emphasis"><text:span text:style-name="Emphasis"><text:span text:style-name="T11">Collection</text:span></text:span></text:span><text:span text:style-name="Strong_20_Emphasis"><text:span text:style-name="T11"> (</text:span></text:span><text:span text:style-name="Strong_20_Emphasis"><text:span text:style-name="T15">Collection, List </text:span></text:span><text:span text:style-name="Strong_20_Emphasis"><text:span text:style-name="T11">or </text:span></text:span><text:span text:style-name="Strong_20_Emphasis"><text:span text:style-name="T15">Set</text:span></text:span><text:span text:style-name="Strong_20_Emphasis"><text:span text:style-name="T11">):</text:span></text:span></text:p>
      <text:p text:style-name="P6"><text:span text:style-name="Source_20_Text"><text:span text:style-name="T12">List&lt;String&gt; collectorCollection = </text:span></text:span></text:p>
      <text:p text:style-name="P5"><text:span text:style-name="Source_20_Text"><text:span text:style-name="T13"><text:s text:c="2"/></text:span></text:span><text:span text:style-name="Source_20_Text"><text:span text:style-name="T12">productList.stream().map(Product::getName).collect(Collectors.toList());</text:span></text:span></text:p>
      <text:p text:style-name="P13"><text:span text:style-name="Strong_20_Emphasis"><text:span text:style-name="T11">Reducing to </text:span></text:span><text:span text:style-name="Strong_20_Emphasis"><text:span text:style-name="T15">String</text:span></text:span><text:span text:style-name="Strong_20_Emphasis"><text:span text:style-name="T11">:</text:span></text:span></text:p>
      <text:p text:style-name="P6"><text:span text:style-name="Source_20_Text"><text:span text:style-name="T12">String listToString = productList.stream().map(Product::getName)</text:span></text:span></text:p>
      <text:p text:style-name="P5"><text:span text:style-name="Source_20_Text"><text:span text:style-name="T13"><text:s text:c="2"/></text:span></text:span><text:span text:style-name="Source_20_Text"><text:span text:style-name="T12">.collect(Collectors.joining(</text:span></text:span><text:span text:style-name="Source_20_Text"><text:span text:style-name="T25">", "</text:span></text:span><text:span text:style-name="Source_20_Text"><text:span text:style-name="T12">, </text:span></text:span><text:span text:style-name="Source_20_Text"><text:span text:style-name="T25">"["</text:span></text:span><text:span text:style-name="Source_20_Text"><text:span text:style-name="T12">, </text:span></text:span><text:span text:style-name="Source_20_Text"><text:span text:style-name="T25">"]"</text:span></text:span><text:span text:style-name="Source_20_Text"><text:span text:style-name="T12">));</text:span></text:span></text:p>
      <text:p text:style-name="P13"><text:span text:style-name="T10">The </text:span><text:span text:style-name="Emphasis"><text:span text:style-name="T10">joiner() </text:span></text:span><text:span text:style-name="T10">method can have from one to three parameters (delimiter, prefix, suffix). The most convenient thing about using </text:span><text:span text:style-name="Emphasis"><text:span text:style-name="T10">joiner()</text:span></text:span><text:span text:style-name="T10"> is that the developer doesn't need to check if the stream reaches its end to apply the suffix and not to apply a delimiter. </text:span><text:span text:style-name="Emphasis"><text:span text:style-name="T10">Collector</text:span></text:span><text:span text:style-name="T10"> will take care of that.</text:span></text:p>
      <text:p text:style-name="P13"><text:span text:style-name="Strong_20_Emphasis"><text:span text:style-name="T11">Processing the average value of all numeric elements of the stream:</text:span></text:span></text:p>
      <text:p text:style-name="P6"><text:span text:style-name="Source_20_Text"><text:span text:style-name="T24">double</text:span></text:span><text:span text:style-name="Source_20_Text"><text:span text:style-name="T12"> averagePrice = productList.stream()</text:span></text:span></text:p>
      <text:p text:style-name="P5"><text:span text:style-name="Source_20_Text"><text:span text:style-name="T13"><text:s text:c="2"/></text:span></text:span><text:span text:style-name="Source_20_Text"><text:span text:style-name="T12">.collect(Collectors.averagingInt(Product::getPrice));</text:span></text:span></text:p>
      <text:p text:style-name="P13"><text:span text:style-name="Strong_20_Emphasis"><text:span text:style-name="T11">Processing the sum of all numeric elements of the stream:</text:span></text:span></text:p>
      <text:p text:style-name="P6"><text:span text:style-name="Source_20_Text"><text:span text:style-name="T24">int</text:span></text:span><text:span text:style-name="Source_20_Text"><text:span text:style-name="T12"> summingPrice = productList.stream()</text:span></text:span></text:p>
      <text:p text:style-name="P5"><text:span text:style-name="Source_20_Text"><text:span text:style-name="T13"><text:s text:c="2"/></text:span></text:span><text:span text:style-name="Source_20_Text"><text:span text:style-name="T12">.collect(Collectors.summingInt(Product::getPrice));</text:span></text:span></text:p>
      <text:p text:style-name="P13"><text:soft-page-break/><text:span text:style-name="T10">The methods </text:span><text:span text:style-name="Emphasis"><text:span text:style-name="T10">averagingXX(), summingXX()</text:span></text:span><text:span text:style-name="T10"> and </text:span><text:span text:style-name="Emphasis"><text:span text:style-name="T10">summarizingXX()</text:span></text:span><text:span text:style-name="T10"> can work with primitives (</text:span><text:span text:style-name="Emphasis"><text:span text:style-name="T10">int, long, double</text:span></text:span><text:span text:style-name="T10">) and with their wrapper classes (</text:span><text:span text:style-name="Emphasis"><text:span text:style-name="T10">Integer, Long, Double</text:span></text:span><text:span text:style-name="T10">). One more powerful feature of these methods is providing the mapping. As a result, the developer doesn't need to use an additional </text:span><text:span text:style-name="Emphasis"><text:span text:style-name="T10">map()</text:span></text:span><text:span text:style-name="T10"> operation before the </text:span><text:span text:style-name="Emphasis"><text:span text:style-name="T10">collect()</text:span></text:span><text:span text:style-name="T10"> method.</text:span></text:p>
      <text:section text:style-name="Sect1" text:name="baeldung_incontent_6">
        <text:p text:style-name="P17"/>
        <text:section text:style-name="Sect1" text:name="google_ads_iframe_/15184186,7114245/baeldung_incontent_6_0__container__">
          <text:p text:style-name="P19"><draw:frame draw:style-name="fr2" draw:name="Object3" text:anchor-type="as-char" svg:width="4.8752in" svg:height="0.6252in" draw:z-index="4"><draw:floating-frame xlink:href="https://a55c15fedf14128325fd43aa52a6ccd6.safeframe.googlesyndication.com/safeframe/1-0-38/html/container.html" xlink:type="simple" xlink:show="embed" xlink:actuate="onLoad"/></draw:frame></text:p>
          <text:p text:style-name="P18"><draw:a xlink:type="simple" xlink:href="https://freestar.com/?utm_campaign=branding&amp;utm_medium=banner&amp;utm_source=baeldung.com&amp;utm_content=baeldung_incontent_6" office:target-frame-name="_blank" xlink:show="new"><draw:frame draw:style-name="fr1" draw:name="Image3" text:anchor-type="paragraph" svg:width="0.1665in" svg:height="0.1665in" draw:z-index="5"><draw:image xlink:href="Pictures/100004A900000A7000000A70674E47B6957E48A0.svg" xlink:type="simple" xlink:show="embed" xlink:actuate="onLoad" draw:mime-type="image/svg+xml"/><draw:image xlink:href="Pictures/100000010000006500000065F1474343E280C453.png" xlink:type="simple" xlink:show="embed" xlink:actuate="onLoad" draw:mime-type="image/png"/><svg:title>freestar</svg:title></draw:frame></draw:a></text:p>
        </text:section>
      </text:section>
      <text:p text:style-name="P13"><text:span text:style-name="Strong_20_Emphasis"><text:span text:style-name="T11">Collecting statistical information about stream’s elements:</text:span></text:span></text:p>
      <text:p text:style-name="P6"><text:span text:style-name="Source_20_Text"><text:span text:style-name="T12">IntSummaryStatistics statistics = productList.stream()</text:span></text:span></text:p>
      <text:p text:style-name="P5"><text:span text:style-name="Source_20_Text"><text:span text:style-name="T13"><text:s text:c="2"/></text:span></text:span><text:span text:style-name="Source_20_Text"><text:span text:style-name="T12">.collect(Collectors.summarizingInt(Product::getPrice));</text:span></text:span></text:p>
      <text:p text:style-name="P13"><text:span text:style-name="T10">By using the resulting instance of type </text:span><text:span text:style-name="Emphasis"><text:span text:style-name="T10">IntSummaryStatistics</text:span></text:span><text:span text:style-name="T10">, the developer can create a statistical report by applying the </text:span><text:span text:style-name="Emphasis"><text:span text:style-name="T10">toString()</text:span></text:span><text:span text:style-name="T10"> method. The result will be a </text:span><text:span text:style-name="Emphasis"><text:span text:style-name="T10">String</text:span></text:span><text:span text:style-name="T10"> common to this one </text:span><text:span text:style-name="Emphasis"><text:span text:style-name="T10">“IntSummaryStatistics{count=5, sum=86, min=13, average=17,200000, max=23}.”</text:span></text:span></text:p>
      <text:p text:style-name="P13"><text:span text:style-name="T10">It is also easy to extract from this object separate values for </text:span><text:span text:style-name="Emphasis"><text:span text:style-name="T10">count, sum, min, </text:span></text:span><text:span text:style-name="T10">and</text:span><text:span text:style-name="Emphasis"><text:span text:style-name="T10"> average</text:span></text:span><text:span text:style-name="T10"> by applying the methods </text:span><text:span text:style-name="Emphasis"><text:span text:style-name="T10">getCount(), getSum(), getMin(), getAverage(), </text:span></text:span><text:span text:style-name="T10">and</text:span><text:span text:style-name="Emphasis"><text:span text:style-name="T10"> getMax(). </text:span></text:span><text:span text:style-name="T10">All of these values can be extracted from a single pipeline.</text:span></text:p>
      <text:p text:style-name="P13"><text:span text:style-name="Strong_20_Emphasis"><text:span text:style-name="T11">Grouping of stream’s elements according to the specified function:</text:span></text:span></text:p>
      <text:p text:style-name="P6"><text:span text:style-name="Source_20_Text"><text:span text:style-name="T12">Map&lt;Integer, List&lt;Product&gt;&gt; collectorMapOfLists = productList.stream()</text:span></text:span></text:p>
      <text:p text:style-name="P5"><text:span text:style-name="Source_20_Text"><text:span text:style-name="T13"><text:s text:c="2"/></text:span></text:span><text:span text:style-name="Source_20_Text"><text:span text:style-name="T12">.collect(Collectors.groupingBy(Product::getPrice));</text:span></text:span></text:p>
      <text:p text:style-name="P13"><text:span text:style-name="T10">In the example above, the stream was reduced to the </text:span><text:span text:style-name="Emphasis"><text:span text:style-name="T10">Map</text:span></text:span><text:span text:style-name="T10">, which groups all products by their price.</text:span></text:p>
      <text:p text:style-name="P13"><text:span text:style-name="Strong_20_Emphasis"><text:span text:style-name="T11">Dividing stream’s elements into groups according to some predicate:</text:span></text:span></text:p>
      <text:p text:style-name="P6"><text:span text:style-name="Source_20_Text"><text:span text:style-name="T12">Map&lt;Boolean, List&lt;Product&gt;&gt; mapPartioned = productList.stream()</text:span></text:span></text:p>
      <text:p text:style-name="P5"><text:span text:style-name="Source_20_Text"><text:span text:style-name="T13"><text:s text:c="2"/></text:span></text:span><text:span text:style-name="Source_20_Text"><text:span text:style-name="T12">.collect(Collectors.partitioningBy(element -&gt; element.getPrice() &gt; </text:span></text:span><text:span text:style-name="Source_20_Text"><text:span text:style-name="T25">15</text:span></text:span><text:span text:style-name="Source_20_Text"><text:span text:style-name="T12">));</text:span></text:span></text:p>
      <text:p text:style-name="P13"><text:span text:style-name="Strong_20_Emphasis"><text:span text:style-name="T11">Pushing the collector to perform additional transformation:</text:span></text:span></text:p>
      <text:p text:style-name="P6"><text:span text:style-name="Source_20_Text"><text:span text:style-name="T12">Set&lt;Product&gt; unmodifiableSet = productList.stream()</text:span></text:span></text:p>
      <text:p text:style-name="P6"><text:span text:style-name="Source_20_Text"><text:span text:style-name="T13"><text:s text:c="2"/></text:span></text:span><text:span text:style-name="Source_20_Text"><text:span text:style-name="T12">.collect(Collectors.collectingAndThen(Collectors.toSet(),</text:span></text:span></text:p>
      <text:p text:style-name="P5"><text:span text:style-name="Source_20_Text"><text:span text:style-name="T13"><text:s text:c="2"/></text:span></text:span><text:span text:style-name="Source_20_Text"><text:span text:style-name="T12">Collections::unmodifiableSet));</text:span></text:span></text:p>
      <text:p text:style-name="P13"><text:span text:style-name="T10">In this particular case, the collector has converted a stream to a </text:span><text:span text:style-name="Emphasis"><text:span text:style-name="T10">Set</text:span></text:span><text:span text:style-name="T10">, and then created the </text:span><text:soft-page-break/><text:span text:style-name="T10">unchangeable </text:span><text:span text:style-name="Emphasis"><text:span text:style-name="T10">Set</text:span></text:span><text:span text:style-name="T10"> out of it.</text:span></text:p>
      <text:section text:style-name="Sect1" text:name="baeldung_incontent_7">
        <text:p text:style-name="P17"/>
        <text:section text:style-name="Sect1" text:name="google_ads_iframe_/15184186,7114245/baeldung_incontent_7_0__container__">
          <text:p text:style-name="P17"/>
        </text:section>
      </text:section>
      <text:p text:style-name="P13"><text:span text:style-name="Strong_20_Emphasis"><text:span text:style-name="T11">Custom collector:</text:span></text:span></text:p>
      <text:p text:style-name="P13"><text:span text:style-name="T10">If for some reason a custom collector should be created, the easiest and least verbose way of doing so is to use the method </text:span><text:span text:style-name="Emphasis"><text:span text:style-name="T10">of()</text:span></text:span><text:span text:style-name="T10"> of the type </text:span><text:span text:style-name="Emphasis"><text:span text:style-name="T10">Collector.</text:span></text:span></text:p>
      <text:p text:style-name="P6"><text:span text:style-name="Source_20_Text"><text:span text:style-name="T12">Collector&lt;Product, ?, LinkedList&lt;Product&gt;&gt; toLinkedList =</text:span></text:span></text:p>
      <text:p text:style-name="P6"><text:span text:style-name="Source_20_Text"><text:span text:style-name="T13"><text:s text:c="2"/></text:span></text:span><text:span text:style-name="Source_20_Text"><text:span text:style-name="T12">Collector.of(LinkedList::</text:span></text:span><text:span text:style-name="Source_20_Text"><text:span text:style-name="T24">new</text:span></text:span><text:span text:style-name="Source_20_Text"><text:span text:style-name="T12">, LinkedList::add, </text:span></text:span></text:p>
      <text:p text:style-name="P6"><text:span text:style-name="Source_20_Text"><text:span text:style-name="T13"><text:s text:c="4"/></text:span></text:span><text:span text:style-name="Source_20_Text"><text:span text:style-name="T12">(first, second) -&gt; { </text:span></text:span></text:p>
      <text:p text:style-name="P6"><text:span text:style-name="Source_20_Text"><text:span text:style-name="T13"><text:s text:c="7"/></text:span></text:span><text:span text:style-name="Source_20_Text"><text:span text:style-name="T12">first.addAll(second); </text:span></text:span></text:p>
      <text:p text:style-name="P6"><text:span text:style-name="Source_20_Text"><text:span text:style-name="T13"><text:s text:c="7"/></text:span></text:span><text:span text:style-name="Source_20_Text"><text:span text:style-name="T24">return</text:span></text:span><text:span text:style-name="Source_20_Text"><text:span text:style-name="T12"> first; </text:span></text:span></text:p>
      <text:p text:style-name="P6"><text:span text:style-name="Source_20_Text"><text:span text:style-name="T13"><text:s text:c="4"/></text:span></text:span><text:span text:style-name="Source_20_Text"><text:span text:style-name="T12">});</text:span></text:span></text:p>
      <text:p text:style-name="P6"/>
      <text:p text:style-name="P6"><text:span text:style-name="Source_20_Text"><text:span text:style-name="T12">LinkedList&lt;Product&gt; linkedListOfPersons =</text:span></text:span></text:p>
      <text:p text:style-name="P5"><text:span text:style-name="Source_20_Text"><text:span text:style-name="T13"><text:s text:c="2"/></text:span></text:span><text:span text:style-name="Source_20_Text"><text:span text:style-name="T12">productList.stream().collect(toLinkedList);</text:span></text:span></text:p>
      <text:p text:style-name="P13"><text:span text:style-name="T10">In this example, an instance of the </text:span><text:span text:style-name="Emphasis"><text:span text:style-name="T10">Collector</text:span></text:span><text:span text:style-name="T10"> got reduced to the </text:span><text:span text:style-name="Emphasis"><text:span text:style-name="T10">LinkedList</text:span></text:span><text:span text:style-name="T10">&lt;Persone&gt;.</text:span></text:p>
      <text:h text:style-name="P2" text:outline-level="2"><text:span text:style-name="Strong_20_Emphasis"><text:span text:style-name="T9">8. Parallel Streams</text:span></text:span></text:h>
      <text:section text:style-name="Sect1" text:name="parallel-streams">
        <text:p text:style-name="Text_20_body"/>
      </text:section>
      <text:p text:style-name="P13"><text:span text:style-name="T10">Before Java 8, parallelization was complex. The emergence of the </text:span><text:a xlink:type="simple" xlink:href="https://www.baeldung.com/java-executor-service-tutorial" text:style-name="Internet_20_link" text:visited-style-name="Visited_20_Internet_20_Link"><text:span text:style-name="Emphasis"><text:span text:style-name="T2">ExecutorService</text:span></text:span></text:a><text:span text:style-name="T10"> and the </text:span><text:a xlink:type="simple" xlink:href="https://www.baeldung.com/java-fork-join" text:style-name="Internet_20_link" text:visited-style-name="Visited_20_Internet_20_Link"><text:span text:style-name="Emphasis"><text:span text:style-name="T2">ForkJoin</text:span></text:span></text:a><text:span text:style-name="Emphasis"><text:span text:style-name="T10"> </text:span></text:span><text:span text:style-name="T10">simplified a developer’s life a little bit, but it was still worth remembering how to create a specific executor, how to run it, and so on. Java 8 introduced a way of accomplishing parallelism in a functional style.</text:span></text:p>
      <text:p text:style-name="P13"><text:span text:style-name="T10">The API allows us to create parallel streams, which perform operations in a parallel mode. When the source of a stream is a </text:span><text:span text:style-name="T14">Collection</text:span><text:span text:style-name="T10"> or an </text:span><text:span text:style-name="T14">array</text:span><text:span text:style-name="T10">, it can be achieved with the help of the </text:span><text:span text:style-name="Strong_20_Emphasis"><text:span text:style-name="T15">parallelStream()</text:span></text:span><text:span text:style-name="T10"> method:</text:span></text:p>
      <text:p text:style-name="P6"><text:span text:style-name="Source_20_Text"><text:span text:style-name="T12">Stream&lt;Product&gt; streamOfCollection = productList.parallelStream();</text:span></text:span></text:p>
      <text:p text:style-name="P6"><text:span text:style-name="Source_20_Text"><text:span text:style-name="T24">boolean</text:span></text:span><text:span text:style-name="Source_20_Text"><text:span text:style-name="T12"> isParallel = streamOfCollection.isParallel();</text:span></text:span></text:p>
      <text:p text:style-name="P6"><text:span text:style-name="Source_20_Text"><text:span text:style-name="T24">boolean</text:span></text:span><text:span text:style-name="Source_20_Text"><text:span text:style-name="T12"> bigPrice = streamOfCollection</text:span></text:span></text:p>
      <text:p text:style-name="P6"><text:span text:style-name="Source_20_Text"><text:span text:style-name="T13"><text:s text:c="2"/></text:span></text:span><text:span text:style-name="Source_20_Text"><text:span text:style-name="T12">.map(product -&gt; product.getPrice() * </text:span></text:span><text:span text:style-name="Source_20_Text"><text:span text:style-name="T25">12</text:span></text:span><text:span text:style-name="Source_20_Text"><text:span text:style-name="T12">)</text:span></text:span></text:p>
      <text:p text:style-name="P5"><text:span text:style-name="Source_20_Text"><text:span text:style-name="T13"><text:s text:c="2"/></text:span></text:span><text:span text:style-name="Source_20_Text"><text:span text:style-name="T12">.anyMatch(price -&gt; price &gt; </text:span></text:span><text:span text:style-name="Source_20_Text"><text:span text:style-name="T25">200</text:span></text:span><text:span text:style-name="Source_20_Text"><text:span text:style-name="T12">);</text:span></text:span></text:p>
      <text:p text:style-name="P13"><text:soft-page-break/><text:span text:style-name="T10">If the source of a stream is something other than a </text:span><text:span text:style-name="Emphasis"><text:span text:style-name="T10">Collection </text:span></text:span><text:span text:style-name="T10">or an </text:span><text:span text:style-name="Emphasis"><text:span text:style-name="T10">array</text:span></text:span><text:span text:style-name="T10">, the </text:span><text:span text:style-name="Strong_20_Emphasis"><text:span text:style-name="Emphasis"><text:span text:style-name="T11">parallel()</text:span></text:span></text:span><text:span text:style-name="T10"> method should be used:</text:span></text:p>
      <text:p text:style-name="P6"><text:span text:style-name="Source_20_Text"><text:span text:style-name="T12">IntStream intStreamParallel = IntStream.range(</text:span></text:span><text:span text:style-name="Source_20_Text"><text:span text:style-name="T25">1</text:span></text:span><text:span text:style-name="Source_20_Text"><text:span text:style-name="T12">, </text:span></text:span><text:span text:style-name="Source_20_Text"><text:span text:style-name="T25">150</text:span></text:span><text:span text:style-name="Source_20_Text"><text:span text:style-name="T12">).parallel();</text:span></text:span></text:p>
      <text:p text:style-name="P5"><text:span text:style-name="Source_20_Text"><text:span text:style-name="T24">boolean</text:span></text:span><text:span text:style-name="Source_20_Text"><text:span text:style-name="T12"> isParallel = intStreamParallel.isParallel();</text:span></text:span></text:p>
      <text:p text:style-name="P13"><text:span text:style-name="T10">Under the hood, Stream API automatically uses the </text:span><text:span text:style-name="Emphasis"><text:span text:style-name="T10">ForkJoin </text:span></text:span><text:span text:style-name="T10">framework to execute operations in parallel. By default, the common thread pool will be used and there is no way (at least for now) to assign some custom thread pool to it. </text:span><text:a xlink:type="simple" xlink:href="https://github.com/pivovarit/parallel-collectors" text:style-name="Internet_20_link" text:visited-style-name="Visited_20_Internet_20_Link"><text:span text:style-name="T2">This can be overcome by using a custom set of parallel collectors.</text:span></text:a></text:p>
      <text:p text:style-name="P12">When using streams in parallel mode, avoid blocking operations. It is also best to use parallel mode when tasks need a similar amount of time to execute. If one task lasts much longer than the other, it can slow down the complete app’s workflow.</text:p>
      <text:section text:style-name="Sect1" text:name="baeldung_incontent_8">
        <text:p text:style-name="P17"/>
        <text:section text:style-name="Sect1" text:name="google_ads_iframe_/15184186,7114245/baeldung_incontent_7_1__container__">
          <text:p text:style-name="P17"/>
        </text:section>
      </text:section>
      <text:p text:style-name="P13"><text:span text:style-name="T10">The stream in parallel mode can be converted back to the sequential mode by using the </text:span><text:span text:style-name="Emphasis"><text:span text:style-name="T10">sequential()</text:span></text:span><text:span text:style-name="T10"> method:</text:span></text:p>
      <text:p text:style-name="P6"><text:span text:style-name="Source_20_Text"><text:span text:style-name="T12">IntStream intStreamSequential = intStreamParallel.sequential();</text:span></text:span></text:p>
      <text:p text:style-name="P5"><text:span text:style-name="Source_20_Text"><text:span text:style-name="T24">boolean</text:span></text:span><text:span text:style-name="Source_20_Text"><text:span text:style-name="T12"> isParallel = intStreamSequential.isParallel();</text:span></text:span></text:p>
      <text:h text:style-name="P2" text:outline-level="2"><text:span text:style-name="Strong_20_Emphasis"><text:span text:style-name="T9">9. Conclusion</text:span></text:span></text:h>
      <text:section text:style-name="Sect1" text:name="conclusions">
        <text:p text:style-name="Text_20_body"/>
      </text:section>
      <text:p text:style-name="P12">The Stream API is a powerful, but simple to understand set of tools for processing the sequence of elements. When used properly, it allows us to reduce a huge amount of boilerplate code, create more readable programs, and improve an app’s productivity.</text:p>
      <text:p text:style-name="P13"><text:span text:style-name="T10">In most of the code samples shown in this article, we left the streams unconsumed (we didn't apply the </text:span><text:span text:style-name="Emphasis"><text:span text:style-name="T10">close()</text:span></text:span><text:span text:style-name="T10"> method or a terminal operation). In a real app, </text:span><text:span text:style-name="Strong_20_Emphasis"><text:span text:style-name="T11">don't leave an instantiated stream unconsumed, as that will lead to memory leaks.</text:span></text:span></text:p>
      <text:p text:style-name="P13"><text:span text:style-name="T10">The complete code samples that accompany this article are available </text:span><text:a xlink:type="simple" xlink:href="https://github.com/eugenp/tutorials/tree/master/core-java-modules/core-java-streams-2" text:style-name="Internet_20_link" text:visited-style-name="Visited_20_Internet_20_Link"><text:span text:style-name="T2">over on GitHub.</text:span></text: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aleway" svg:font-family="Raleway"/>
    <style:font-face style:name="Segoe UI" svg:font-family="'Segoe UI'" style:font-family-generic="system" style:font-pitch="variable"/>
    <style:font-face style:name="Source Code Pro" svg:font-family="'Source Code Pro', Consolas, 'Bitstream Vera Sans Mono', 'Courier New', Courier, monospace"/>
    <style:font-face style:name="Tahoma" svg:font-family="Tahoma" style:font-family-generic="system" style:font-pitch="variable"/>
    <style:font-face style:name="inherit" svg:font-family="inherit"/>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6T22:51:33.113000000</dc:date>
    <meta:editing-duration>PT2M47S</meta:editing-duration>
    <meta:editing-cycles>1</meta:editing-cycles>
    <meta:generator>LibreOffice/7.2.0.4$Windows_X86_64 LibreOffice_project/9a9c6381e3f7a62afc1329bd359cc48accb6435b</meta:generator>
    <meta:document-statistic meta:table-count="0" meta:image-count="3" meta:object-count="3" meta:page-count="14" meta:paragraph-count="231" meta:word-count="2883" meta:character-count="19400" meta:non-whitespace-character-count="16574"/>
  </office:meta>
</office:document-meta>
</file>